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Cousine, 'DejaVu Sans Mono', 'Lucida Sans Typewriter', Monaco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35.49pt"/>
    </style:style>
    <style:style style:name="co3" style:family="table-column">
      <style:table-column-properties fo:break-before="auto" style:column-width="18pt"/>
    </style:style>
    <style:style style:name="co4" style:family="table-column">
      <style:table-column-properties fo:break-before="auto" style:column-width="18.51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6.44pt"/>
    </style:style>
    <style:style style:name="co7" style:family="table-column">
      <style:table-column-properties fo:break-before="auto" style:column-width="24.89pt"/>
    </style:style>
    <style:style style:name="co8" style:family="table-column">
      <style:table-column-properties fo:break-before="auto" style:column-width="14.09pt"/>
    </style:style>
    <style:style style:name="co9" style:family="table-column">
      <style:table-column-properties fo:break-before="auto" style:column-width="22.59pt"/>
    </style:style>
    <style:style style:name="co10" style:family="table-column">
      <style:table-column-properties fo:break-before="auto" style:column-width="7.71pt"/>
    </style:style>
    <style:style style:name="co11" style:family="table-column">
      <style:table-column-properties fo:break-before="auto" style:column-width="8.4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8.2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fff200" fo:border="0.06pt solid #000000"/>
    </style:style>
    <style:style style:name="ce4" style:family="table-cell" style:parent-style-name="Default">
      <style:table-cell-properties fo:background-color="#fff200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Inst3-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5" table:default-cell-style-name="Default"/>
        <table:table-column table:style-name="co5" table:default-cell-style-name="Default"/>
        <table:table-column table:style-name="co6" table:default-cell-style-name="ce4"/>
        <table:table-column table:style-name="co7" table:number-columns-repeated="2" table:default-cell-style-name="ce4"/>
        <table:table-column table:style-name="co8" table:number-columns-repeated="4" table:default-cell-style-name="ce4"/>
        <table:table-column table:style-name="co9" table:number-columns-repeated="2" table:default-cell-style-name="ce4"/>
        <table:table-column table:style-name="co8" table:default-cell-style-name="Default"/>
        <table:table-row table:style-name="ro1">
          <table:table-cell table:style-name="ce1" office:value-type="string" calcext:value-type="string">
            <text:p>Generated output:</text:p>
          </table:table-cell>
          <table:table-cell table:number-columns-repeated="13"/>
          <table:table-cell table:style-name="ce1" office:value-type="string" calcext:value-type="string">
            <text:p>Source instance</text:p>
          </table:table-cell>
          <table:table-cell table:number-columns-repeated="14"/>
          <table:table-cell table:style-name="ce1" office:value-type="string" calcext:value-type="string">
            <text:p>Solution output</text:p>
          </table:table-cell>
          <table:table-cell table:style-name="Default" table:number-columns-repeated="8"/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table:style-name="Default" table:number-columns-repeated="9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table:formula="of:=IF([.P3]=0;&quot;*&quot;&amp;VLOOKUP([.$A3]&amp;&quot;,&quot;&amp;[.B$2];[.$AC$3:.$AL$200];10;FALSE());[.P3])" office:value-type="float" office:value="7" calcext:value-type="float">
            <text:p>7</text:p>
          </table:table-cell>
          <table:table-cell table:style-name="ce2" table:formula="of:=IF([.Q3]=0;&quot;*&quot;&amp;VLOOKUP([.$A3]&amp;&quot;,&quot;&amp;[.C$2];[.$AC$3:.$AL$200];10;FALSE());[.Q3])" office:value-type="string" office:string-value="*9" calcext:value-type="string">
            <text:p>*9</text:p>
          </table:table-cell>
          <table:table-cell table:style-name="ce2" table:formula="of:=IF([.R3]=0;&quot;*&quot;&amp;VLOOKUP([.$A3]&amp;&quot;,&quot;&amp;[.D$2];[.$AC$3:.$AL$200];10;FALSE());[.R3])" office:value-type="float" office:value="5" calcext:value-type="float">
            <text:p>5</text:p>
          </table:table-cell>
          <table:table-cell table:style-name="ce2" table:formula="of:=IF([.S3]=0;&quot;*&quot;&amp;VLOOKUP([.$A3]&amp;&quot;,&quot;&amp;[.E$2];[.$AC$3:.$AL$200];10;FALSE());[.S3])" office:value-type="float" office:value="3" calcext:value-type="float">
            <text:p>3</text:p>
          </table:table-cell>
          <table:table-cell table:style-name="ce2" table:formula="of:=IF([.T3]=0;&quot;*&quot;&amp;VLOOKUP([.$A3]&amp;&quot;,&quot;&amp;[.F$2];[.$AC$3:.$AL$200];10;FALSE());[.T3])" office:value-type="float" office:value="4" calcext:value-type="float">
            <text:p>4</text:p>
          </table:table-cell>
          <table:table-cell table:style-name="ce2" table:formula="of:=IF([.U3]=0;&quot;*&quot;&amp;VLOOKUP([.$A3]&amp;&quot;,&quot;&amp;[.G$2];[.$AC$3:.$AL$200];10;FALSE());[.U3])" office:value-type="string" office:string-value="*6" calcext:value-type="string">
            <text:p>*6</text:p>
          </table:table-cell>
          <table:table-cell table:style-name="ce2" table:formula="of:=IF([.V3]=0;&quot;*&quot;&amp;VLOOKUP([.$A3]&amp;&quot;,&quot;&amp;[.H$2];[.$AC$3:.$AL$200];10;FALSE());[.V3])" office:value-type="string" office:string-value="*8" calcext:value-type="string">
            <text:p>*8</text:p>
          </table:table-cell>
          <table:table-cell table:style-name="ce2" table:formula="of:=IF([.W3]=0;&quot;*&quot;&amp;VLOOKUP([.$A3]&amp;&quot;,&quot;&amp;[.I$2];[.$AC$3:.$AL$200];10;FALSE());[.W3])" office:value-type="float" office:value="2" calcext:value-type="float">
            <text:p>2</text:p>
          </table:table-cell>
          <table:table-cell table:style-name="ce2" table:formula="of:=IF([.X3]=0;&quot;*&quot;&amp;VLOOKUP([.$A3]&amp;&quot;,&quot;&amp;[.J$2];[.$AC$3:.$AL$200];10;FALSE());[.X3])" office:value-type="string" office:string-value="*1" calcext:value-type="string">
            <text:p>*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/>
          <table:table-cell table:formula="of:=[.AH3]&amp;[.AI3]" office:value-type="string" office:string-value="1,1" calcext:value-type="string">
            <text:p>1,1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1,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table:formula="of:=IF([.P4]=0;&quot;*&quot;&amp;VLOOKUP([.$A4]&amp;&quot;,&quot;&amp;[.B$2];[.$AC$3:.$AL$200];10;FALSE());[.P4])" office:value-type="string" office:string-value="*6" calcext:value-type="string">
            <text:p>*6</text:p>
          </table:table-cell>
          <table:table-cell table:style-name="ce2" table:formula="of:=IF([.Q4]=0;&quot;*&quot;&amp;VLOOKUP([.$A4]&amp;&quot;,&quot;&amp;[.C$2];[.$AC$3:.$AL$200];10;FALSE());[.Q4])" office:value-type="float" office:value="4" calcext:value-type="float">
            <text:p>4</text:p>
          </table:table-cell>
          <table:table-cell table:style-name="ce2" table:formula="of:=IF([.R4]=0;&quot;*&quot;&amp;VLOOKUP([.$A4]&amp;&quot;,&quot;&amp;[.D$2];[.$AC$3:.$AL$200];10;FALSE());[.R4])" office:value-type="float" office:value="1" calcext:value-type="float">
            <text:p>1</text:p>
          </table:table-cell>
          <table:table-cell table:style-name="ce2" table:formula="of:=IF([.S4]=0;&quot;*&quot;&amp;VLOOKUP([.$A4]&amp;&quot;,&quot;&amp;[.E$2];[.$AC$3:.$AL$200];10;FALSE());[.S4])" office:value-type="float" office:value="2" calcext:value-type="float">
            <text:p>2</text:p>
          </table:table-cell>
          <table:table-cell table:style-name="ce2" table:formula="of:=IF([.T4]=0;&quot;*&quot;&amp;VLOOKUP([.$A4]&amp;&quot;,&quot;&amp;[.F$2];[.$AC$3:.$AL$200];10;FALSE());[.T4])" office:value-type="string" office:string-value="*8" calcext:value-type="string">
            <text:p>*8</text:p>
          </table:table-cell>
          <table:table-cell table:style-name="ce2" table:formula="of:=IF([.U4]=0;&quot;*&quot;&amp;VLOOKUP([.$A4]&amp;&quot;,&quot;&amp;[.G$2];[.$AC$3:.$AL$200];10;FALSE());[.U4])" office:value-type="float" office:value="9" calcext:value-type="float">
            <text:p>9</text:p>
          </table:table-cell>
          <table:table-cell table:style-name="ce2" table:formula="of:=IF([.V4]=0;&quot;*&quot;&amp;VLOOKUP([.$A4]&amp;&quot;,&quot;&amp;[.H$2];[.$AC$3:.$AL$200];10;FALSE());[.V4])" office:value-type="string" office:string-value="*7" calcext:value-type="string">
            <text:p>*7</text:p>
          </table:table-cell>
          <table:table-cell table:style-name="ce2" table:formula="of:=IF([.W4]=0;&quot;*&quot;&amp;VLOOKUP([.$A4]&amp;&quot;,&quot;&amp;[.I$2];[.$AC$3:.$AL$200];10;FALSE());[.W4])" office:value-type="string" office:string-value="*3" calcext:value-type="string">
            <text:p>*3</text:p>
          </table:table-cell>
          <table:table-cell table:style-name="ce2" table:formula="of:=IF([.X4]=0;&quot;*&quot;&amp;VLOOKUP([.$A4]&amp;&quot;,&quot;&amp;[.J$2];[.$AC$3:.$AL$200];10;FALSE());[.X4])" office:value-type="string" office:string-value="*5" calcext:value-type="string">
            <text:p>*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4"/>
          <table:table-cell table:formula="of:=[.AH4]&amp;[.AI4]" office:value-type="string" office:string-value="1,2" calcext:value-type="string">
            <text:p>1,2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1,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table:formula="of:=IF([.P5]=0;&quot;*&quot;&amp;VLOOKUP([.$A5]&amp;&quot;,&quot;&amp;[.B$2];[.$AC$3:.$AL$200];10;FALSE());[.P5])" office:value-type="float" office:value="3" calcext:value-type="float">
            <text:p>3</text:p>
          </table:table-cell>
          <table:table-cell table:style-name="ce2" table:formula="of:=IF([.Q5]=0;&quot;*&quot;&amp;VLOOKUP([.$A5]&amp;&quot;,&quot;&amp;[.C$2];[.$AC$3:.$AL$200];10;FALSE());[.Q5])" office:value-type="string" office:string-value="*8" calcext:value-type="string">
            <text:p>*8</text:p>
          </table:table-cell>
          <table:table-cell table:style-name="ce2" table:formula="of:=IF([.R5]=0;&quot;*&quot;&amp;VLOOKUP([.$A5]&amp;&quot;,&quot;&amp;[.D$2];[.$AC$3:.$AL$200];10;FALSE());[.R5])" office:value-type="string" office:string-value="*2" calcext:value-type="string">
            <text:p>*2</text:p>
          </table:table-cell>
          <table:table-cell table:style-name="ce2" table:formula="of:=IF([.S5]=0;&quot;*&quot;&amp;VLOOKUP([.$A5]&amp;&quot;,&quot;&amp;[.E$2];[.$AC$3:.$AL$200];10;FALSE());[.S5])" office:value-type="float" office:value="5" calcext:value-type="float">
            <text:p>5</text:p>
          </table:table-cell>
          <table:table-cell table:style-name="ce2" table:formula="of:=IF([.T5]=0;&quot;*&quot;&amp;VLOOKUP([.$A5]&amp;&quot;,&quot;&amp;[.F$2];[.$AC$3:.$AL$200];10;FALSE());[.T5])" office:value-type="string" office:string-value="*1" calcext:value-type="string">
            <text:p>*1</text:p>
          </table:table-cell>
          <table:table-cell table:style-name="ce2" table:formula="of:=IF([.U5]=0;&quot;*&quot;&amp;VLOOKUP([.$A5]&amp;&quot;,&quot;&amp;[.G$2];[.$AC$3:.$AL$200];10;FALSE());[.U5])" office:value-type="string" office:string-value="*7" calcext:value-type="string">
            <text:p>*7</text:p>
          </table:table-cell>
          <table:table-cell table:style-name="ce2" table:formula="of:=IF([.V5]=0;&quot;*&quot;&amp;VLOOKUP([.$A5]&amp;&quot;,&quot;&amp;[.H$2];[.$AC$3:.$AL$200];10;FALSE());[.V5])" office:value-type="string" office:string-value="*4" calcext:value-type="string">
            <text:p>*4</text:p>
          </table:table-cell>
          <table:table-cell table:style-name="ce2" table:formula="of:=IF([.W5]=0;&quot;*&quot;&amp;VLOOKUP([.$A5]&amp;&quot;,&quot;&amp;[.I$2];[.$AC$3:.$AL$200];10;FALSE());[.W5])" office:value-type="string" office:string-value="*6" calcext:value-type="string">
            <text:p>*6</text:p>
          </table:table-cell>
          <table:table-cell table:style-name="ce2" table:formula="of:=IF([.X5]=0;&quot;*&quot;&amp;VLOOKUP([.$A5]&amp;&quot;,&quot;&amp;[.J$2];[.$AC$3:.$AL$200];10;FALSE());[.X5])" office:value-type="string" office:string-value="*9" calcext:value-type="string">
            <text:p>*9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4"/>
          <table:table-cell table:formula="of:=[.AH5]&amp;[.AI5]" office:value-type="string" office:string-value="1,3" calcext:value-type="string">
            <text:p>1,3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1,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table:formula="of:=IF([.P6]=0;&quot;*&quot;&amp;VLOOKUP([.$A6]&amp;&quot;,&quot;&amp;[.B$2];[.$AC$3:.$AL$200];10;FALSE());[.P6])" office:value-type="float" office:value="1" calcext:value-type="float">
            <text:p>1</text:p>
          </table:table-cell>
          <table:table-cell table:style-name="ce2" table:formula="of:=IF([.Q6]=0;&quot;*&quot;&amp;VLOOKUP([.$A6]&amp;&quot;,&quot;&amp;[.C$2];[.$AC$3:.$AL$200];10;FALSE());[.Q6])" office:value-type="float" office:value="7" calcext:value-type="float">
            <text:p>7</text:p>
          </table:table-cell>
          <table:table-cell table:style-name="ce2" table:formula="of:=IF([.R6]=0;&quot;*&quot;&amp;VLOOKUP([.$A6]&amp;&quot;,&quot;&amp;[.D$2];[.$AC$3:.$AL$200];10;FALSE());[.R6])" office:value-type="string" office:string-value="*4" calcext:value-type="string">
            <text:p>*4</text:p>
          </table:table-cell>
          <table:table-cell table:style-name="ce2" table:formula="of:=IF([.S6]=0;&quot;*&quot;&amp;VLOOKUP([.$A6]&amp;&quot;,&quot;&amp;[.E$2];[.$AC$3:.$AL$200];10;FALSE());[.S6])" office:value-type="string" office:string-value="*6" calcext:value-type="string">
            <text:p>*6</text:p>
          </table:table-cell>
          <table:table-cell table:style-name="ce2" table:formula="of:=IF([.T6]=0;&quot;*&quot;&amp;VLOOKUP([.$A6]&amp;&quot;,&quot;&amp;[.F$2];[.$AC$3:.$AL$200];10;FALSE());[.T6])" office:value-type="float" office:value="2" calcext:value-type="float">
            <text:p>2</text:p>
          </table:table-cell>
          <table:table-cell table:style-name="ce2" table:formula="of:=IF([.U6]=0;&quot;*&quot;&amp;VLOOKUP([.$A6]&amp;&quot;,&quot;&amp;[.G$2];[.$AC$3:.$AL$200];10;FALSE());[.U6])" office:value-type="string" office:string-value="*5" calcext:value-type="string">
            <text:p>*5</text:p>
          </table:table-cell>
          <table:table-cell table:style-name="ce2" table:formula="of:=IF([.V6]=0;&quot;*&quot;&amp;VLOOKUP([.$A6]&amp;&quot;,&quot;&amp;[.H$2];[.$AC$3:.$AL$200];10;FALSE());[.V6])" office:value-type="string" office:string-value="*9" calcext:value-type="string">
            <text:p>*9</text:p>
          </table:table-cell>
          <table:table-cell table:style-name="ce2" table:formula="of:=IF([.W6]=0;&quot;*&quot;&amp;VLOOKUP([.$A6]&amp;&quot;,&quot;&amp;[.I$2];[.$AC$3:.$AL$200];10;FALSE());[.W6])" office:value-type="string" office:string-value="*8" calcext:value-type="string">
            <text:p>*8</text:p>
          </table:table-cell>
          <table:table-cell table:style-name="ce2" table:formula="of:=IF([.X6]=0;&quot;*&quot;&amp;VLOOKUP([.$A6]&amp;&quot;,&quot;&amp;[.J$2];[.$AC$3:.$AL$200];10;FALSE());[.X6])" office:value-type="string" office:string-value="*3" calcext:value-type="string">
            <text:p>*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4"/>
          <table:table-cell table:formula="of:=[.AH6]&amp;[.AI6]" office:value-type="string" office:string-value="1,4" calcext:value-type="string">
            <text:p>1,4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1,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table:formula="of:=IF([.P7]=0;&quot;*&quot;&amp;VLOOKUP([.$A7]&amp;&quot;,&quot;&amp;[.B$2];[.$AC$3:.$AL$200];10;FALSE());[.P7])" office:value-type="string" office:string-value="*2" calcext:value-type="string">
            <text:p>*2</text:p>
          </table:table-cell>
          <table:table-cell table:style-name="ce2" table:formula="of:=IF([.Q7]=0;&quot;*&quot;&amp;VLOOKUP([.$A7]&amp;&quot;,&quot;&amp;[.C$2];[.$AC$3:.$AL$200];10;FALSE());[.Q7])" office:value-type="string" office:string-value="*5" calcext:value-type="string">
            <text:p>*5</text:p>
          </table:table-cell>
          <table:table-cell table:style-name="ce2" table:formula="of:=IF([.R7]=0;&quot;*&quot;&amp;VLOOKUP([.$A7]&amp;&quot;,&quot;&amp;[.D$2];[.$AC$3:.$AL$200];10;FALSE());[.R7])" office:value-type="float" office:value="3" calcext:value-type="float">
            <text:p>3</text:p>
          </table:table-cell>
          <table:table-cell table:style-name="ce2" table:formula="of:=IF([.S7]=0;&quot;*&quot;&amp;VLOOKUP([.$A7]&amp;&quot;,&quot;&amp;[.E$2];[.$AC$3:.$AL$200];10;FALSE());[.S7])" office:value-type="string" office:string-value="*4" calcext:value-type="string">
            <text:p>*4</text:p>
          </table:table-cell>
          <table:table-cell table:style-name="ce2" table:formula="of:=IF([.T7]=0;&quot;*&quot;&amp;VLOOKUP([.$A7]&amp;&quot;,&quot;&amp;[.F$2];[.$AC$3:.$AL$200];10;FALSE());[.T7])" office:value-type="float" office:value="9" calcext:value-type="float">
            <text:p>9</text:p>
          </table:table-cell>
          <table:table-cell table:style-name="ce2" table:formula="of:=IF([.U7]=0;&quot;*&quot;&amp;VLOOKUP([.$A7]&amp;&quot;,&quot;&amp;[.G$2];[.$AC$3:.$AL$200];10;FALSE());[.U7])" office:value-type="string" office:string-value="*8" calcext:value-type="string">
            <text:p>*8</text:p>
          </table:table-cell>
          <table:table-cell table:style-name="ce2" table:formula="of:=IF([.V7]=0;&quot;*&quot;&amp;VLOOKUP([.$A7]&amp;&quot;,&quot;&amp;[.H$2];[.$AC$3:.$AL$200];10;FALSE());[.V7])" office:value-type="float" office:value="1" calcext:value-type="float">
            <text:p>1</text:p>
          </table:table-cell>
          <table:table-cell table:style-name="ce2" table:formula="of:=IF([.W7]=0;&quot;*&quot;&amp;VLOOKUP([.$A7]&amp;&quot;,&quot;&amp;[.I$2];[.$AC$3:.$AL$200];10;FALSE());[.W7])" office:value-type="string" office:string-value="*7" calcext:value-type="string">
            <text:p>*7</text:p>
          </table:table-cell>
          <table:table-cell table:style-name="ce2" table:formula="of:=IF([.X7]=0;&quot;*&quot;&amp;VLOOKUP([.$A7]&amp;&quot;,&quot;&amp;[.J$2];[.$AC$3:.$AL$200];10;FALSE());[.X7])" office:value-type="string" office:string-value="*6" calcext:value-type="string">
            <text:p>*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4"/>
          <table:table-cell table:formula="of:=[.AH7]&amp;[.AI7]" office:value-type="string" office:string-value="1,5" calcext:value-type="string">
            <text:p>1,5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1,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table:formula="of:=IF([.P8]=0;&quot;*&quot;&amp;VLOOKUP([.$A8]&amp;&quot;,&quot;&amp;[.B$2];[.$AC$3:.$AL$200];10;FALSE());[.P8])" office:value-type="string" office:string-value="*8" calcext:value-type="string">
            <text:p>*8</text:p>
          </table:table-cell>
          <table:table-cell table:style-name="ce2" table:formula="of:=IF([.Q8]=0;&quot;*&quot;&amp;VLOOKUP([.$A8]&amp;&quot;,&quot;&amp;[.C$2];[.$AC$3:.$AL$200];10;FALSE());[.Q8])" office:value-type="string" office:string-value="*6" calcext:value-type="string">
            <text:p>*6</text:p>
          </table:table-cell>
          <table:table-cell table:style-name="ce2" table:formula="of:=IF([.R8]=0;&quot;*&quot;&amp;VLOOKUP([.$A8]&amp;&quot;,&quot;&amp;[.D$2];[.$AC$3:.$AL$200];10;FALSE());[.R8])" office:value-type="string" office:string-value="*9" calcext:value-type="string">
            <text:p>*9</text:p>
          </table:table-cell>
          <table:table-cell table:style-name="ce2" table:formula="of:=IF([.S8]=0;&quot;*&quot;&amp;VLOOKUP([.$A8]&amp;&quot;,&quot;&amp;[.E$2];[.$AC$3:.$AL$200];10;FALSE());[.S8])" office:value-type="string" office:string-value="*1" calcext:value-type="string">
            <text:p>*1</text:p>
          </table:table-cell>
          <table:table-cell table:style-name="ce2" table:formula="of:=IF([.T8]=0;&quot;*&quot;&amp;VLOOKUP([.$A8]&amp;&quot;,&quot;&amp;[.F$2];[.$AC$3:.$AL$200];10;FALSE());[.T8])" office:value-type="float" office:value="7" calcext:value-type="float">
            <text:p>7</text:p>
          </table:table-cell>
          <table:table-cell table:style-name="ce2" table:formula="of:=IF([.U8]=0;&quot;*&quot;&amp;VLOOKUP([.$A8]&amp;&quot;,&quot;&amp;[.G$2];[.$AC$3:.$AL$200];10;FALSE());[.U8])" office:value-type="string" office:string-value="*3" calcext:value-type="string">
            <text:p>*3</text:p>
          </table:table-cell>
          <table:table-cell table:style-name="ce2" table:formula="of:=IF([.V8]=0;&quot;*&quot;&amp;VLOOKUP([.$A8]&amp;&quot;,&quot;&amp;[.H$2];[.$AC$3:.$AL$200];10;FALSE());[.V8])" office:value-type="string" office:string-value="*2" calcext:value-type="string">
            <text:p>*2</text:p>
          </table:table-cell>
          <table:table-cell table:style-name="ce2" table:formula="of:=IF([.W8]=0;&quot;*&quot;&amp;VLOOKUP([.$A8]&amp;&quot;,&quot;&amp;[.I$2];[.$AC$3:.$AL$200];10;FALSE());[.W8])" office:value-type="float" office:value="5" calcext:value-type="float">
            <text:p>5</text:p>
          </table:table-cell>
          <table:table-cell table:style-name="ce2" table:formula="of:=IF([.X8]=0;&quot;*&quot;&amp;VLOOKUP([.$A8]&amp;&quot;,&quot;&amp;[.J$2];[.$AC$3:.$AL$200];10;FALSE());[.X8])" office:value-type="float" office:value="4" calcext:value-type="float">
            <text:p>4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/>
          <table:table-cell table:formula="of:=[.AH8]&amp;[.AI8]" office:value-type="string" office:string-value="1,6" calcext:value-type="string">
            <text:p>1,6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1,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table:formula="of:=IF([.P9]=0;&quot;*&quot;&amp;VLOOKUP([.$A9]&amp;&quot;,&quot;&amp;[.B$2];[.$AC$3:.$AL$200];10;FALSE());[.P9])" office:value-type="string" office:string-value="*4" calcext:value-type="string">
            <text:p>*4</text:p>
          </table:table-cell>
          <table:table-cell table:style-name="ce2" table:formula="of:=IF([.Q9]=0;&quot;*&quot;&amp;VLOOKUP([.$A9]&amp;&quot;,&quot;&amp;[.C$2];[.$AC$3:.$AL$200];10;FALSE());[.Q9])" office:value-type="string" office:string-value="*2" calcext:value-type="string">
            <text:p>*2</text:p>
          </table:table-cell>
          <table:table-cell table:style-name="ce2" table:formula="of:=IF([.R9]=0;&quot;*&quot;&amp;VLOOKUP([.$A9]&amp;&quot;,&quot;&amp;[.D$2];[.$AC$3:.$AL$200];10;FALSE());[.R9])" office:value-type="string" office:string-value="*6" calcext:value-type="string">
            <text:p>*6</text:p>
          </table:table-cell>
          <table:table-cell table:style-name="ce2" table:formula="of:=IF([.S9]=0;&quot;*&quot;&amp;VLOOKUP([.$A9]&amp;&quot;,&quot;&amp;[.E$2];[.$AC$3:.$AL$200];10;FALSE());[.S9])" office:value-type="string" office:string-value="*7" calcext:value-type="string">
            <text:p>*7</text:p>
          </table:table-cell>
          <table:table-cell table:style-name="ce2" table:formula="of:=IF([.T9]=0;&quot;*&quot;&amp;VLOOKUP([.$A9]&amp;&quot;,&quot;&amp;[.F$2];[.$AC$3:.$AL$200];10;FALSE());[.T9])" office:value-type="string" office:string-value="*5" calcext:value-type="string">
            <text:p>*5</text:p>
          </table:table-cell>
          <table:table-cell table:style-name="ce2" table:formula="of:=IF([.U9]=0;&quot;*&quot;&amp;VLOOKUP([.$A9]&amp;&quot;,&quot;&amp;[.G$2];[.$AC$3:.$AL$200];10;FALSE());[.U9])" office:value-type="float" office:value="1" calcext:value-type="float">
            <text:p>1</text:p>
          </table:table-cell>
          <table:table-cell table:style-name="ce2" table:formula="of:=IF([.V9]=0;&quot;*&quot;&amp;VLOOKUP([.$A9]&amp;&quot;,&quot;&amp;[.H$2];[.$AC$3:.$AL$200];10;FALSE());[.V9])" office:value-type="string" office:string-value="*3" calcext:value-type="string">
            <text:p>*3</text:p>
          </table:table-cell>
          <table:table-cell table:style-name="ce2" table:formula="of:=IF([.W9]=0;&quot;*&quot;&amp;VLOOKUP([.$A9]&amp;&quot;,&quot;&amp;[.I$2];[.$AC$3:.$AL$200];10;FALSE());[.W9])" office:value-type="string" office:string-value="*9" calcext:value-type="string">
            <text:p>*9</text:p>
          </table:table-cell>
          <table:table-cell table:style-name="ce2" table:formula="of:=IF([.X9]=0;&quot;*&quot;&amp;VLOOKUP([.$A9]&amp;&quot;,&quot;&amp;[.J$2];[.$AC$3:.$AL$200];10;FALSE());[.X9])" office:value-type="float" office:value="8" calcext:value-type="float">
            <text:p>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4"/>
          <table:table-cell table:formula="of:=[.AH9]&amp;[.AI9]" office:value-type="string" office:string-value="1,7" calcext:value-type="string">
            <text:p>1,7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1,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table:formula="of:=IF([.P10]=0;&quot;*&quot;&amp;VLOOKUP([.$A10]&amp;&quot;,&quot;&amp;[.B$2];[.$AC$3:.$AL$200];10;FALSE());[.P10])" office:value-type="string" office:string-value="*9" calcext:value-type="string">
            <text:p>*9</text:p>
          </table:table-cell>
          <table:table-cell table:style-name="ce2" table:formula="of:=IF([.Q10]=0;&quot;*&quot;&amp;VLOOKUP([.$A10]&amp;&quot;,&quot;&amp;[.C$2];[.$AC$3:.$AL$200];10;FALSE());[.Q10])" office:value-type="string" office:string-value="*3" calcext:value-type="string">
            <text:p>*3</text:p>
          </table:table-cell>
          <table:table-cell table:style-name="ce2" table:formula="of:=IF([.R10]=0;&quot;*&quot;&amp;VLOOKUP([.$A10]&amp;&quot;,&quot;&amp;[.D$2];[.$AC$3:.$AL$200];10;FALSE());[.R10])" office:value-type="string" office:string-value="*7" calcext:value-type="string">
            <text:p>*7</text:p>
          </table:table-cell>
          <table:table-cell table:style-name="ce2" table:formula="of:=IF([.S10]=0;&quot;*&quot;&amp;VLOOKUP([.$A10]&amp;&quot;,&quot;&amp;[.E$2];[.$AC$3:.$AL$200];10;FALSE());[.S10])" office:value-type="float" office:value="8" calcext:value-type="float">
            <text:p>8</text:p>
          </table:table-cell>
          <table:table-cell table:style-name="ce2" table:formula="of:=IF([.T10]=0;&quot;*&quot;&amp;VLOOKUP([.$A10]&amp;&quot;,&quot;&amp;[.F$2];[.$AC$3:.$AL$200];10;FALSE());[.T10])" office:value-type="string" office:string-value="*6" calcext:value-type="string">
            <text:p>*6</text:p>
          </table:table-cell>
          <table:table-cell table:style-name="ce2" table:formula="of:=IF([.U10]=0;&quot;*&quot;&amp;VLOOKUP([.$A10]&amp;&quot;,&quot;&amp;[.G$2];[.$AC$3:.$AL$200];10;FALSE());[.U10])" office:value-type="float" office:value="4" calcext:value-type="float">
            <text:p>4</text:p>
          </table:table-cell>
          <table:table-cell table:style-name="ce2" table:formula="of:=IF([.V10]=0;&quot;*&quot;&amp;VLOOKUP([.$A10]&amp;&quot;,&quot;&amp;[.H$2];[.$AC$3:.$AL$200];10;FALSE());[.V10])" office:value-type="float" office:value="5" calcext:value-type="float">
            <text:p>5</text:p>
          </table:table-cell>
          <table:table-cell table:style-name="ce2" table:formula="of:=IF([.W10]=0;&quot;*&quot;&amp;VLOOKUP([.$A10]&amp;&quot;,&quot;&amp;[.I$2];[.$AC$3:.$AL$200];10;FALSE());[.W10])" office:value-type="float" office:value="1" calcext:value-type="float">
            <text:p>1</text:p>
          </table:table-cell>
          <table:table-cell table:style-name="ce2" table:formula="of:=IF([.X10]=0;&quot;*&quot;&amp;VLOOKUP([.$A10]&amp;&quot;,&quot;&amp;[.J$2];[.$AC$3:.$AL$200];10;FALSE());[.X10])" office:value-type="string" office:string-value="*2" calcext:value-type="string">
            <text:p>*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/>
          <table:table-cell table:formula="of:=[.AH10]&amp;[.AI10]" office:value-type="string" office:string-value="1,8" calcext:value-type="string">
            <text:p>1,8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1,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table:formula="of:=IF([.P11]=0;&quot;*&quot;&amp;VLOOKUP([.$A11]&amp;&quot;,&quot;&amp;[.B$2];[.$AC$3:.$AL$200];10;FALSE());[.P11])" office:value-type="string" office:string-value="*5" calcext:value-type="string">
            <text:p>*5</text:p>
          </table:table-cell>
          <table:table-cell table:style-name="ce2" table:formula="of:=IF([.Q11]=0;&quot;*&quot;&amp;VLOOKUP([.$A11]&amp;&quot;,&quot;&amp;[.C$2];[.$AC$3:.$AL$200];10;FALSE());[.Q11])" office:value-type="float" office:value="1" calcext:value-type="float">
            <text:p>1</text:p>
          </table:table-cell>
          <table:table-cell table:style-name="ce2" table:formula="of:=IF([.R11]=0;&quot;*&quot;&amp;VLOOKUP([.$A11]&amp;&quot;,&quot;&amp;[.D$2];[.$AC$3:.$AL$200];10;FALSE());[.R11])" office:value-type="string" office:string-value="*8" calcext:value-type="string">
            <text:p>*8</text:p>
          </table:table-cell>
          <table:table-cell table:style-name="ce2" table:formula="of:=IF([.S11]=0;&quot;*&quot;&amp;VLOOKUP([.$A11]&amp;&quot;,&quot;&amp;[.E$2];[.$AC$3:.$AL$200];10;FALSE());[.S11])" office:value-type="string" office:string-value="*9" calcext:value-type="string">
            <text:p>*9</text:p>
          </table:table-cell>
          <table:table-cell table:style-name="ce2" table:formula="of:=IF([.T11]=0;&quot;*&quot;&amp;VLOOKUP([.$A11]&amp;&quot;,&quot;&amp;[.F$2];[.$AC$3:.$AL$200];10;FALSE());[.T11])" office:value-type="float" office:value="3" calcext:value-type="float">
            <text:p>3</text:p>
          </table:table-cell>
          <table:table-cell table:style-name="ce2" table:formula="of:=IF([.U11]=0;&quot;*&quot;&amp;VLOOKUP([.$A11]&amp;&quot;,&quot;&amp;[.G$2];[.$AC$3:.$AL$200];10;FALSE());[.U11])" office:value-type="float" office:value="2" calcext:value-type="float">
            <text:p>2</text:p>
          </table:table-cell>
          <table:table-cell table:style-name="ce2" table:formula="of:=IF([.V11]=0;&quot;*&quot;&amp;VLOOKUP([.$A11]&amp;&quot;,&quot;&amp;[.H$2];[.$AC$3:.$AL$200];10;FALSE());[.V11])" office:value-type="float" office:value="6" calcext:value-type="float">
            <text:p>6</text:p>
          </table:table-cell>
          <table:table-cell table:style-name="ce2" table:formula="of:=IF([.W11]=0;&quot;*&quot;&amp;VLOOKUP([.$A11]&amp;&quot;,&quot;&amp;[.I$2];[.$AC$3:.$AL$200];10;FALSE());[.W11])" office:value-type="string" office:string-value="*4" calcext:value-type="string">
            <text:p>*4</text:p>
          </table:table-cell>
          <table:table-cell table:style-name="ce2" table:formula="of:=IF([.X11]=0;&quot;*&quot;&amp;VLOOKUP([.$A11]&amp;&quot;,&quot;&amp;[.J$2];[.$AC$3:.$AL$200];10;FALSE());[.X11])" office:value-type="float" office:value="7" calcext:value-type="float">
            <text:p>7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4"/>
          <table:table-cell table:formula="of:=[.AH11]&amp;[.AI11]" office:value-type="string" office:string-value="1,9" calcext:value-type="string">
            <text:p>1,9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1,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8"/>
          <table:table-cell table:formula="of:=[.AH12]&amp;[.AI12]" office:value-type="string" office:string-value="2,1" calcext:value-type="string">
            <text:p>2,1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2,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8"/>
          <table:table-cell table:formula="of:=[.AH13]&amp;[.AI13]" office:value-type="string" office:string-value="2,2" calcext:value-type="string">
            <text:p>2,2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2,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8"/>
          <table:table-cell table:formula="of:=[.AH14]&amp;[.AI14]" office:value-type="string" office:string-value="2,3" calcext:value-type="string">
            <text:p>2,3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2,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8"/>
          <table:table-cell table:formula="of:=[.AH15]&amp;[.AI15]" office:value-type="string" office:string-value="2,4" calcext:value-type="string">
            <text:p>2,4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2,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8"/>
          <table:table-cell table:formula="of:=[.AH16]&amp;[.AI16]" office:value-type="string" office:string-value="2,5" calcext:value-type="string">
            <text:p>2,5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2,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28"/>
          <table:table-cell table:formula="of:=[.AH17]&amp;[.AI17]" office:value-type="string" office:string-value="2,6" calcext:value-type="string">
            <text:p>2,6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2,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28"/>
          <table:table-cell table:formula="of:=[.AH18]&amp;[.AI18]" office:value-type="string" office:string-value="2,7" calcext:value-type="string">
            <text:p>2,7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2,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28"/>
          <table:table-cell table:formula="of:=[.AH19]&amp;[.AI19]" office:value-type="string" office:string-value="2,8" calcext:value-type="string">
            <text:p>2,8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2,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8"/>
          <table:table-cell table:formula="of:=[.AH20]&amp;[.AI20]" office:value-type="string" office:string-value="2,9" calcext:value-type="string">
            <text:p>2,9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2,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8"/>
          <table:table-cell table:formula="of:=[.AH21]&amp;[.AI21]" office:value-type="string" office:string-value="3,1" calcext:value-type="string">
            <text:p>3,1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3,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8"/>
          <table:table-cell table:formula="of:=[.AH22]&amp;[.AI22]" office:value-type="string" office:string-value="3,2" calcext:value-type="string">
            <text:p>3,2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3,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28"/>
          <table:table-cell table:formula="of:=[.AH23]&amp;[.AI23]" office:value-type="string" office:string-value="3,3" calcext:value-type="string">
            <text:p>3,3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3,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8"/>
          <table:table-cell table:formula="of:=[.AH24]&amp;[.AI24]" office:value-type="string" office:string-value="3,4" calcext:value-type="string">
            <text:p>3,4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3,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8"/>
          <table:table-cell table:formula="of:=[.AH25]&amp;[.AI25]" office:value-type="string" office:string-value="3,5" calcext:value-type="string">
            <text:p>3,5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3,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8"/>
          <table:table-cell table:formula="of:=[.AH26]&amp;[.AI26]" office:value-type="string" office:string-value="3,6" calcext:value-type="string">
            <text:p>3,6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3,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28"/>
          <table:table-cell table:formula="of:=[.AH27]&amp;[.AI27]" office:value-type="string" office:string-value="3,7" calcext:value-type="string">
            <text:p>3,7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3,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8"/>
          <table:table-cell table:formula="of:=[.AH28]&amp;[.AI28]" office:value-type="string" office:string-value="3,8" calcext:value-type="string">
            <text:p>3,8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3,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8"/>
          <table:table-cell table:formula="of:=[.AH29]&amp;[.AI29]" office:value-type="string" office:string-value="3,9" calcext:value-type="string">
            <text:p>3,9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3,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28"/>
          <table:table-cell table:formula="of:=[.AH30]&amp;[.AI30]" office:value-type="string" office:string-value="4,1" calcext:value-type="string">
            <text:p>4,1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4,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8"/>
          <table:table-cell table:formula="of:=[.AH31]&amp;[.AI31]" office:value-type="string" office:string-value="4,2" calcext:value-type="string">
            <text:p>4,2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4,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28"/>
          <table:table-cell table:formula="of:=[.AH32]&amp;[.AI32]" office:value-type="string" office:string-value="4,3" calcext:value-type="string">
            <text:p>4,3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4,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8"/>
          <table:table-cell table:formula="of:=[.AH33]&amp;[.AI33]" office:value-type="string" office:string-value="4,4" calcext:value-type="string">
            <text:p>4,4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4,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8"/>
          <table:table-cell table:formula="of:=[.AH34]&amp;[.AI34]" office:value-type="string" office:string-value="4,5" calcext:value-type="string">
            <text:p>4,5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4,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8"/>
          <table:table-cell table:formula="of:=[.AH35]&amp;[.AI35]" office:value-type="string" office:string-value="4,6" calcext:value-type="string">
            <text:p>4,6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4,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8"/>
          <table:table-cell table:formula="of:=[.AH36]&amp;[.AI36]" office:value-type="string" office:string-value="4,7" calcext:value-type="string">
            <text:p>4,7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4,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28"/>
          <table:table-cell table:formula="of:=[.AH37]&amp;[.AI37]" office:value-type="string" office:string-value="4,8" calcext:value-type="string">
            <text:p>4,8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4,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28"/>
          <table:table-cell table:formula="of:=[.AH38]&amp;[.AI38]" office:value-type="string" office:string-value="4,9" calcext:value-type="string">
            <text:p>4,9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4,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8"/>
          <table:table-cell table:formula="of:=[.AH39]&amp;[.AI39]" office:value-type="string" office:string-value="5,1" calcext:value-type="string">
            <text:p>5,1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5,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8"/>
          <table:table-cell table:formula="of:=[.AH40]&amp;[.AI40]" office:value-type="string" office:string-value="5,2" calcext:value-type="string">
            <text:p>5,2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5,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8"/>
          <table:table-cell table:formula="of:=[.AH41]&amp;[.AI41]" office:value-type="string" office:string-value="5,3" calcext:value-type="string">
            <text:p>5,3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5,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8"/>
          <table:table-cell table:formula="of:=[.AH42]&amp;[.AI42]" office:value-type="string" office:string-value="5,4" calcext:value-type="string">
            <text:p>5,4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5,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8"/>
          <table:table-cell table:formula="of:=[.AH43]&amp;[.AI43]" office:value-type="string" office:string-value="5,5" calcext:value-type="string">
            <text:p>5,5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5,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28"/>
          <table:table-cell table:formula="of:=[.AH44]&amp;[.AI44]" office:value-type="string" office:string-value="5,6" calcext:value-type="string">
            <text:p>5,6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5,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28"/>
          <table:table-cell table:formula="of:=[.AH45]&amp;[.AI45]" office:value-type="string" office:string-value="5,7" calcext:value-type="string">
            <text:p>5,7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5,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8"/>
          <table:table-cell table:formula="of:=[.AH46]&amp;[.AI46]" office:value-type="string" office:string-value="5,8" calcext:value-type="string">
            <text:p>5,8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5,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28"/>
          <table:table-cell table:formula="of:=[.AH47]&amp;[.AI47]" office:value-type="string" office:string-value="5,9" calcext:value-type="string">
            <text:p>5,9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5,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8"/>
          <table:table-cell table:formula="of:=[.AH48]&amp;[.AI48]" office:value-type="string" office:string-value="6,1" calcext:value-type="string">
            <text:p>6,1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6,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28"/>
          <table:table-cell table:formula="of:=[.AH49]&amp;[.AI49]" office:value-type="string" office:string-value="6,2" calcext:value-type="string">
            <text:p>6,2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6,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8"/>
          <table:table-cell table:formula="of:=[.AH50]&amp;[.AI50]" office:value-type="string" office:string-value="6,3" calcext:value-type="string">
            <text:p>6,3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6,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28"/>
          <table:table-cell table:formula="of:=[.AH51]&amp;[.AI51]" office:value-type="string" office:string-value="6,4" calcext:value-type="string">
            <text:p>6,4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6,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8"/>
          <table:table-cell table:formula="of:=[.AH52]&amp;[.AI52]" office:value-type="string" office:string-value="6,5" calcext:value-type="string">
            <text:p>6,5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6,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28"/>
          <table:table-cell table:formula="of:=[.AH53]&amp;[.AI53]" office:value-type="string" office:string-value="6,6" calcext:value-type="string">
            <text:p>6,6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6,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8"/>
          <table:table-cell table:formula="of:=[.AH54]&amp;[.AI54]" office:value-type="string" office:string-value="6,7" calcext:value-type="string">
            <text:p>6,7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6,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8"/>
          <table:table-cell table:formula="of:=[.AH55]&amp;[.AI55]" office:value-type="string" office:string-value="6,8" calcext:value-type="string">
            <text:p>6,8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6,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8"/>
          <table:table-cell table:formula="of:=[.AH56]&amp;[.AI56]" office:value-type="string" office:string-value="6,9" calcext:value-type="string">
            <text:p>6,9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6,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8"/>
          <table:table-cell table:formula="of:=[.AH57]&amp;[.AI57]" office:value-type="string" office:string-value="7,1" calcext:value-type="string">
            <text:p>7,1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7,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8"/>
          <table:table-cell table:formula="of:=[.AH58]&amp;[.AI58]" office:value-type="string" office:string-value="7,2" calcext:value-type="string">
            <text:p>7,2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7,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8"/>
          <table:table-cell table:formula="of:=[.AH59]&amp;[.AI59]" office:value-type="string" office:string-value="7,3" calcext:value-type="string">
            <text:p>7,3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7,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8"/>
          <table:table-cell table:formula="of:=[.AH60]&amp;[.AI60]" office:value-type="string" office:string-value="7,4" calcext:value-type="string">
            <text:p>7,4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7,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28"/>
          <table:table-cell table:formula="of:=[.AH61]&amp;[.AI61]" office:value-type="string" office:string-value="7,5" calcext:value-type="string">
            <text:p>7,5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7,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8"/>
          <table:table-cell table:formula="of:=[.AH62]&amp;[.AI62]" office:value-type="string" office:string-value="7,6" calcext:value-type="string">
            <text:p>7,6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7,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8"/>
          <table:table-cell table:formula="of:=[.AH63]&amp;[.AI63]" office:value-type="string" office:string-value="7,7" calcext:value-type="string">
            <text:p>7,7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7,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8"/>
          <table:table-cell table:formula="of:=[.AH64]&amp;[.AI64]" office:value-type="string" office:string-value="7,8" calcext:value-type="string">
            <text:p>7,8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7,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28"/>
          <table:table-cell table:formula="of:=[.AH65]&amp;[.AI65]" office:value-type="string" office:string-value="7,9" calcext:value-type="string">
            <text:p>7,9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7,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28"/>
          <table:table-cell table:formula="of:=[.AH66]&amp;[.AI66]" office:value-type="string" office:string-value="8,1" calcext:value-type="string">
            <text:p>8,1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8,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28"/>
          <table:table-cell table:formula="of:=[.AH67]&amp;[.AI67]" office:value-type="string" office:string-value="8,2" calcext:value-type="string">
            <text:p>8,2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8,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8"/>
          <table:table-cell table:formula="of:=[.AH68]&amp;[.AI68]" office:value-type="string" office:string-value="8,3" calcext:value-type="string">
            <text:p>8,3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8,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28"/>
          <table:table-cell table:formula="of:=[.AH69]&amp;[.AI69]" office:value-type="string" office:string-value="8,4" calcext:value-type="string">
            <text:p>8,4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8,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28"/>
          <table:table-cell table:formula="of:=[.AH70]&amp;[.AI70]" office:value-type="string" office:string-value="8,5" calcext:value-type="string">
            <text:p>8,5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8,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8"/>
          <table:table-cell table:formula="of:=[.AH71]&amp;[.AI71]" office:value-type="string" office:string-value="8,6" calcext:value-type="string">
            <text:p>8,6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8,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8"/>
          <table:table-cell table:formula="of:=[.AH72]&amp;[.AI72]" office:value-type="string" office:string-value="8,7" calcext:value-type="string">
            <text:p>8,7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8,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8"/>
          <table:table-cell table:formula="of:=[.AH73]&amp;[.AI73]" office:value-type="string" office:string-value="8,8" calcext:value-type="string">
            <text:p>8,8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8,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8"/>
          <table:table-cell table:formula="of:=[.AH74]&amp;[.AI74]" office:value-type="string" office:string-value="8,9" calcext:value-type="string">
            <text:p>8,9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8,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8"/>
          <table:table-cell table:formula="of:=[.AH75]&amp;[.AI75]" office:value-type="string" office:string-value="9,1" calcext:value-type="string">
            <text:p>9,1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9,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8"/>
          <table:table-cell table:formula="of:=[.AH76]&amp;[.AI76]" office:value-type="string" office:string-value="9,2" calcext:value-type="string">
            <text:p>9,2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9,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8"/>
          <table:table-cell table:formula="of:=[.AH77]&amp;[.AI77]" office:value-type="string" office:string-value="9,3" calcext:value-type="string">
            <text:p>9,3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9,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28"/>
          <table:table-cell table:formula="of:=[.AH78]&amp;[.AI78]" office:value-type="string" office:string-value="9,4" calcext:value-type="string">
            <text:p>9,4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9,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28"/>
          <table:table-cell table:formula="of:=[.AH79]&amp;[.AI79]" office:value-type="string" office:string-value="9,5" calcext:value-type="string">
            <text:p>9,5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9,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8"/>
          <table:table-cell table:formula="of:=[.AH80]&amp;[.AI80]" office:value-type="string" office:string-value="9,6" calcext:value-type="string">
            <text:p>9,6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9,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8"/>
          <table:table-cell table:formula="of:=[.AH81]&amp;[.AI81]" office:value-type="string" office:string-value="9,7" calcext:value-type="string">
            <text:p>9,7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9,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8"/>
          <table:table-cell table:formula="of:=[.AH82]&amp;[.AI82]" office:value-type="string" office:string-value="9,8" calcext:value-type="string">
            <text:p>9,8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9,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8"/>
          <table:table-cell table:formula="of:=[.AH83]&amp;[.AI83]" office:value-type="string" office:string-value="9,9" calcext:value-type="string">
            <text:p>9,9</text:p>
          </table:table-cell>
          <table:table-cell table:style-name="Default"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9,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28"/>
          <table:table-cell table:formula="of:=[.AH84]&amp;[.AI84]">
            <text:p/>
          </table:table-cell>
          <table:table-cell table:style-name="Default" table:number-columns-repeated="9"/>
          <table:table-cell/>
        </table:table-row>
        <table:table-row table:style-name="ro1">
          <table:table-cell table:number-columns-repeated="28"/>
          <table:table-cell table:formula="of:=[.AH85]&amp;[.AI85]">
            <text:p/>
          </table:table-cell>
          <table:table-cell table:style-name="Default" table:number-columns-repeated="9"/>
          <table:table-cell/>
        </table:table-row>
        <table:table-row table:style-name="ro1">
          <table:table-cell table:number-columns-repeated="28"/>
          <table:table-cell table:formula="of:=[.AH86]&amp;[.AI86]">
            <text:p/>
          </table:table-cell>
          <table:table-cell table:style-name="Default" table:number-columns-repeated="9"/>
          <table:table-cell/>
        </table:table-row>
        <table:table-row table:style-name="ro1">
          <table:table-cell table:number-columns-repeated="28"/>
          <table:table-cell table:formula="of:=[.AH87]&amp;[.AI87]">
            <text:p/>
          </table:table-cell>
          <table:table-cell table:style-name="Default" table:number-columns-repeated="9"/>
          <table:table-cell/>
        </table:table-row>
        <table:table-row table:style-name="ro1">
          <table:table-cell table:number-columns-repeated="28"/>
          <table:table-cell table:formula="of:=[.AH88]&amp;[.AI88]">
            <text:p/>
          </table:table-cell>
          <table:table-cell table:style-name="Default" table:number-columns-repeated="9"/>
          <table:table-cell/>
        </table:table-row>
        <table:table-row table:style-name="ro1">
          <table:table-cell table:number-columns-repeated="28"/>
          <table:table-cell table:formula="of:=[.AH89]&amp;[.AI89]">
            <text:p/>
          </table:table-cell>
          <table:table-cell table:style-name="Default" table:number-columns-repeated="9"/>
          <table:table-cell/>
        </table:table-row>
        <table:table-row table:style-name="ro1">
          <table:table-cell table:number-columns-repeated="28"/>
          <table:table-cell table:formula="of:=[.AH90]&amp;[.AI90]">
            <text:p/>
          </table:table-cell>
          <table:table-cell table:style-name="Default" table:number-columns-repeated="9"/>
          <table:table-cell/>
        </table:table-row>
        <table:table-row table:style-name="ro1">
          <table:table-cell table:number-columns-repeated="28"/>
          <table:table-cell table:formula="of:=[.AH91]&amp;[.AI91]">
            <text:p/>
          </table:table-cell>
          <table:table-cell table:style-name="Default" table:number-columns-repeated="9"/>
          <table:table-cell/>
        </table:table-row>
        <table:table-row table:style-name="ro1">
          <table:table-cell table:number-columns-repeated="28"/>
          <table:table-cell table:formula="of:=[.AH92]&amp;[.AI92]">
            <text:p/>
          </table:table-cell>
          <table:table-cell table:style-name="Default" table:number-columns-repeated="9"/>
          <table:table-cell/>
        </table:table-row>
        <table:table-row table:style-name="ro1">
          <table:table-cell table:number-columns-repeated="28"/>
          <table:table-cell table:formula="of:=[.AH93]&amp;[.AI93]">
            <text:p/>
          </table:table-cell>
          <table:table-cell table:style-name="Default" table:number-columns-repeated="9"/>
          <table:table-cell/>
        </table:table-row>
        <table:table-row table:style-name="ro1">
          <table:table-cell table:number-columns-repeated="28"/>
          <table:table-cell table:formula="of:=[.AH94]&amp;[.AI94]">
            <text:p/>
          </table:table-cell>
          <table:table-cell table:style-name="Default" table:number-columns-repeated="9"/>
          <table:table-cell/>
        </table:table-row>
        <table:table-row table:style-name="ro1">
          <table:table-cell table:number-columns-repeated="28"/>
          <table:table-cell table:formula="of:=[.AH95]&amp;[.AI95]">
            <text:p/>
          </table:table-cell>
          <table:table-cell table:style-name="Default" table:number-columns-repeated="9"/>
          <table:table-cell/>
        </table:table-row>
        <table:table-row table:style-name="ro1">
          <table:table-cell table:number-columns-repeated="28"/>
          <table:table-cell table:formula="of:=[.AH96]&amp;[.AI96]">
            <text:p/>
          </table:table-cell>
          <table:table-cell table:style-name="Default" table:number-columns-repeated="9"/>
          <table:table-cell/>
        </table:table-row>
        <table:table-row table:style-name="ro1">
          <table:table-cell table:number-columns-repeated="28"/>
          <table:table-cell table:formula="of:=[.AH97]&amp;[.AI97]">
            <text:p/>
          </table:table-cell>
          <table:table-cell table:style-name="Default" table:number-columns-repeated="9"/>
          <table:table-cell/>
        </table:table-row>
        <table:table-row table:style-name="ro1">
          <table:table-cell table:number-columns-repeated="28"/>
          <table:table-cell table:formula="of:=[.AH98]&amp;[.AI98]">
            <text:p/>
          </table:table-cell>
          <table:table-cell table:style-name="Default" table:number-columns-repeated="9"/>
          <table:table-cell/>
        </table:table-row>
      </table:table>
      <table:table table:name="Inst1-data" table:style-name="ta1"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2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4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Generated output:</text:p>
          </table:table-cell>
          <table:table-cell table:number-columns-repeated="13"/>
          <table:table-cell table:style-name="ce1" office:value-type="string" calcext:value-type="string">
            <text:p>Source instance</text:p>
          </table:table-cell>
          <table:table-cell table:number-columns-repeated="14"/>
          <table:table-cell table:style-name="ce1" office:value-type="string" calcext:value-type="string">
            <text:p>Solution output</text:p>
          </table:table-cell>
          <table:table-cell table:number-columns-repeated="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1,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table:formula="of:=IF([.P3]=0;&quot;*&quot;&amp;VLOOKUP([.$A3]&amp;&quot;,&quot;&amp;[.B$2];[.$AC$3:.$AL$200];10;FALSE());[.P3])" office:value-type="float" office:value="4" calcext:value-type="float">
            <text:p>4</text:p>
          </table:table-cell>
          <table:table-cell table:style-name="ce2" table:formula="of:=IF([.Q3]=0;&quot;*&quot;&amp;VLOOKUP([.$A3]&amp;&quot;,&quot;&amp;[.C$2];[.$AC$3:.$AL$200];10;FALSE());[.Q3])" office:value-type="string" office:string-value="*5" calcext:value-type="string">
            <text:p>*5</text:p>
          </table:table-cell>
          <table:table-cell table:style-name="ce2" table:formula="of:=IF([.R3]=0;&quot;*&quot;&amp;VLOOKUP([.$A3]&amp;&quot;,&quot;&amp;[.D$2];[.$AC$3:.$AL$200];10;FALSE());[.R3])" office:value-type="string" office:string-value="*8" calcext:value-type="string">
            <text:p>*8</text:p>
          </table:table-cell>
          <table:table-cell table:style-name="ce2" table:formula="of:=IF([.S3]=0;&quot;*&quot;&amp;VLOOKUP([.$A3]&amp;&quot;,&quot;&amp;[.E$2];[.$AC$3:.$AL$200];10;FALSE());[.S3])" office:value-type="string" office:string-value="*2" calcext:value-type="string">
            <text:p>*2</text:p>
          </table:table-cell>
          <table:table-cell table:style-name="ce2" table:formula="of:=IF([.T3]=0;&quot;*&quot;&amp;VLOOKUP([.$A3]&amp;&quot;,&quot;&amp;[.F$2];[.$AC$3:.$AL$200];10;FALSE());[.T3])" office:value-type="string" office:string-value="*3" calcext:value-type="string">
            <text:p>*3</text:p>
          </table:table-cell>
          <table:table-cell table:style-name="ce2" table:formula="of:=IF([.U3]=0;&quot;*&quot;&amp;VLOOKUP([.$A3]&amp;&quot;,&quot;&amp;[.G$2];[.$AC$3:.$AL$200];10;FALSE());[.U3])" office:value-type="string" office:string-value="*9" calcext:value-type="string">
            <text:p>*9</text:p>
          </table:table-cell>
          <table:table-cell table:style-name="ce2" table:formula="of:=IF([.V3]=0;&quot;*&quot;&amp;VLOOKUP([.$A3]&amp;&quot;,&quot;&amp;[.H$2];[.$AC$3:.$AL$200];10;FALSE());[.V3])" office:value-type="string" office:string-value="*7" calcext:value-type="string">
            <text:p>*7</text:p>
          </table:table-cell>
          <table:table-cell table:style-name="ce2" table:formula="of:=IF([.W3]=0;&quot;*&quot;&amp;VLOOKUP([.$A3]&amp;&quot;,&quot;&amp;[.I$2];[.$AC$3:.$AL$200];10;FALSE());[.W3])" office:value-type="string" office:string-value="*6" calcext:value-type="string">
            <text:p>*6</text:p>
          </table:table-cell>
          <table:table-cell table:style-name="ce2" table:formula="of:=IF([.X3]=0;&quot;*&quot;&amp;VLOOKUP([.$A3]&amp;&quot;,&quot;&amp;[.J$2];[.$AC$3:.$AL$200];10;FALSE());[.X3])" office:value-type="string" office:string-value="*1" calcext:value-type="string">
            <text:p>*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number-columns-repeated="4"/>
          <table:table-cell table:formula="of:=[.AH3]&amp;[.AI3]" office:value-type="string" office:string-value="1,2" calcext:value-type="string">
            <text:p>1,2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1,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table:formula="of:=IF([.P4]=0;&quot;*&quot;&amp;VLOOKUP([.$A4]&amp;&quot;,&quot;&amp;[.B$2];[.$AC$3:.$AL$200];10;FALSE());[.P4])" office:value-type="string" office:string-value="*3" calcext:value-type="string">
            <text:p>*3</text:p>
          </table:table-cell>
          <table:table-cell table:style-name="ce2" table:formula="of:=IF([.Q4]=0;&quot;*&quot;&amp;VLOOKUP([.$A4]&amp;&quot;,&quot;&amp;[.C$2];[.$AC$3:.$AL$200];10;FALSE());[.Q4])" office:value-type="string" office:string-value="*7" calcext:value-type="string">
            <text:p>*7</text:p>
          </table:table-cell>
          <table:table-cell table:style-name="ce2" table:formula="of:=IF([.R4]=0;&quot;*&quot;&amp;VLOOKUP([.$A4]&amp;&quot;,&quot;&amp;[.D$2];[.$AC$3:.$AL$200];10;FALSE());[.R4])" office:value-type="string" office:string-value="*7" calcext:value-type="string">
            <text:p>*7</text:p>
          </table:table-cell>
          <table:table-cell table:style-name="ce2" table:formula="of:=IF([.S4]=0;&quot;*&quot;&amp;VLOOKUP([.$A4]&amp;&quot;,&quot;&amp;[.E$2];[.$AC$3:.$AL$200];10;FALSE());[.S4])" office:value-type="string" office:string-value="*6" calcext:value-type="string">
            <text:p>*6</text:p>
          </table:table-cell>
          <table:table-cell table:style-name="ce2" table:formula="of:=IF([.T4]=0;&quot;*&quot;&amp;VLOOKUP([.$A4]&amp;&quot;,&quot;&amp;[.F$2];[.$AC$3:.$AL$200];10;FALSE());[.T4])" office:value-type="float" office:value="5" calcext:value-type="float">
            <text:p>5</text:p>
          </table:table-cell>
          <table:table-cell table:style-name="ce2" table:formula="of:=IF([.U4]=0;&quot;*&quot;&amp;VLOOKUP([.$A4]&amp;&quot;,&quot;&amp;[.G$2];[.$AC$3:.$AL$200];10;FALSE());[.U4])" office:value-type="float" office:value="8" calcext:value-type="float">
            <text:p>8</text:p>
          </table:table-cell>
          <table:table-cell table:style-name="ce2" table:formula="of:=IF([.V4]=0;&quot;*&quot;&amp;VLOOKUP([.$A4]&amp;&quot;,&quot;&amp;[.H$2];[.$AC$3:.$AL$200];10;FALSE());[.V4])" office:value-type="string" office:string-value="*2" calcext:value-type="string">
            <text:p>*2</text:p>
          </table:table-cell>
          <table:table-cell table:style-name="ce2" table:formula="of:=IF([.W4]=0;&quot;*&quot;&amp;VLOOKUP([.$A4]&amp;&quot;,&quot;&amp;[.I$2];[.$AC$3:.$AL$200];10;FALSE());[.W4])" office:value-type="string" office:string-value="*4" calcext:value-type="string">
            <text:p>*4</text:p>
          </table:table-cell>
          <table:table-cell table:style-name="ce2" table:formula="of:=IF([.X4]=0;&quot;*&quot;&amp;VLOOKUP([.$A4]&amp;&quot;,&quot;&amp;[.J$2];[.$AC$3:.$AL$200];10;FALSE());[.X4])" office:value-type="float" office:value="9" calcext:value-type="float">
            <text:p>9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4"/>
          <table:table-cell table:formula="of:=[.AH4]&amp;[.AI4]" office:value-type="string" office:string-value="1,3" calcext:value-type="string">
            <text:p>1,3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1,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table:formula="of:=IF([.P5]=0;&quot;*&quot;&amp;VLOOKUP([.$A5]&amp;&quot;,&quot;&amp;[.B$2];[.$AC$3:.$AL$200];10;FALSE());[.P5])" office:value-type="string" office:string-value="*9" calcext:value-type="string">
            <text:p>*9</text:p>
          </table:table-cell>
          <table:table-cell table:style-name="ce2" table:formula="of:=IF([.Q5]=0;&quot;*&quot;&amp;VLOOKUP([.$A5]&amp;&quot;,&quot;&amp;[.C$2];[.$AC$3:.$AL$200];10;FALSE());[.Q5])" office:value-type="float" office:value="9" calcext:value-type="float">
            <text:p>9</text:p>
          </table:table-cell>
          <table:table-cell table:style-name="ce2" table:formula="of:=IF([.R5]=0;&quot;*&quot;&amp;VLOOKUP([.$A5]&amp;&quot;,&quot;&amp;[.D$2];[.$AC$3:.$AL$200];10;FALSE());[.R5])" office:value-type="float" office:value="6" calcext:value-type="float">
            <text:p>6</text:p>
          </table:table-cell>
          <table:table-cell table:style-name="ce2" table:formula="of:=IF([.S5]=0;&quot;*&quot;&amp;VLOOKUP([.$A5]&amp;&quot;,&quot;&amp;[.E$2];[.$AC$3:.$AL$200];10;FALSE());[.S5])" office:value-type="string" office:string-value="*7" calcext:value-type="string">
            <text:p>*7</text:p>
          </table:table-cell>
          <table:table-cell table:style-name="ce2" table:formula="of:=IF([.T5]=0;&quot;*&quot;&amp;VLOOKUP([.$A5]&amp;&quot;,&quot;&amp;[.F$2];[.$AC$3:.$AL$200];10;FALSE());[.T5])" office:value-type="string" office:string-value="*4" calcext:value-type="string">
            <text:p>*4</text:p>
          </table:table-cell>
          <table:table-cell table:style-name="ce2" table:formula="of:=IF([.U5]=0;&quot;*&quot;&amp;VLOOKUP([.$A5]&amp;&quot;,&quot;&amp;[.G$2];[.$AC$3:.$AL$200];10;FALSE());[.U5])" office:value-type="float" office:value="1" calcext:value-type="float">
            <text:p>1</text:p>
          </table:table-cell>
          <table:table-cell table:style-name="ce2" table:formula="of:=IF([.V5]=0;&quot;*&quot;&amp;VLOOKUP([.$A5]&amp;&quot;,&quot;&amp;[.H$2];[.$AC$3:.$AL$200];10;FALSE());[.V5])" office:value-type="float" office:value="5" calcext:value-type="float">
            <text:p>5</text:p>
          </table:table-cell>
          <table:table-cell table:style-name="ce2" table:formula="of:=IF([.W5]=0;&quot;*&quot;&amp;VLOOKUP([.$A5]&amp;&quot;,&quot;&amp;[.I$2];[.$AC$3:.$AL$200];10;FALSE());[.W5])" office:value-type="float" office:value="8" calcext:value-type="float">
            <text:p>8</text:p>
          </table:table-cell>
          <table:table-cell table:style-name="ce2" table:formula="of:=IF([.X5]=0;&quot;*&quot;&amp;VLOOKUP([.$A5]&amp;&quot;,&quot;&amp;[.J$2];[.$AC$3:.$AL$200];10;FALSE());[.X5])" office:value-type="string" office:string-value="*3" calcext:value-type="string">
            <text:p>*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/>
          <table:table-cell table:formula="of:=[.AH5]&amp;[.AI5]" office:value-type="string" office:string-value="1,4" calcext:value-type="string">
            <text:p>1,4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1,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table:formula="of:=IF([.P6]=0;&quot;*&quot;&amp;VLOOKUP([.$A6]&amp;&quot;,&quot;&amp;[.B$2];[.$AC$3:.$AL$200];10;FALSE());[.P6])" office:value-type="string" office:string-value="*7" calcext:value-type="string">
            <text:p>*7</text:p>
          </table:table-cell>
          <table:table-cell table:style-name="ce2" table:formula="of:=IF([.Q6]=0;&quot;*&quot;&amp;VLOOKUP([.$A6]&amp;&quot;,&quot;&amp;[.C$2];[.$AC$3:.$AL$200];10;FALSE());[.Q6])" office:value-type="string" office:string-value="*7" calcext:value-type="string">
            <text:p>*7</text:p>
          </table:table-cell>
          <table:table-cell table:style-name="ce2" table:formula="of:=IF([.R6]=0;&quot;*&quot;&amp;VLOOKUP([.$A6]&amp;&quot;,&quot;&amp;[.D$2];[.$AC$3:.$AL$200];10;FALSE());[.R6])" office:value-type="float" office:value="3" calcext:value-type="float">
            <text:p>3</text:p>
          </table:table-cell>
          <table:table-cell table:style-name="ce2" table:formula="of:=IF([.S6]=0;&quot;*&quot;&amp;VLOOKUP([.$A6]&amp;&quot;,&quot;&amp;[.E$2];[.$AC$3:.$AL$200];10;FALSE());[.S6])" office:value-type="string" office:string-value="*9" calcext:value-type="string">
            <text:p>*9</text:p>
          </table:table-cell>
          <table:table-cell table:style-name="ce2" table:formula="of:=IF([.T6]=0;&quot;*&quot;&amp;VLOOKUP([.$A6]&amp;&quot;,&quot;&amp;[.F$2];[.$AC$3:.$AL$200];10;FALSE());[.T6])" office:value-type="float" office:value="6" calcext:value-type="float">
            <text:p>6</text:p>
          </table:table-cell>
          <table:table-cell table:style-name="ce2" table:formula="of:=IF([.U6]=0;&quot;*&quot;&amp;VLOOKUP([.$A6]&amp;&quot;,&quot;&amp;[.G$2];[.$AC$3:.$AL$200];10;FALSE());[.U6])" office:value-type="string" office:string-value="*4" calcext:value-type="string">
            <text:p>*4</text:p>
          </table:table-cell>
          <table:table-cell table:style-name="ce2" table:formula="of:=IF([.V6]=0;&quot;*&quot;&amp;VLOOKUP([.$A6]&amp;&quot;,&quot;&amp;[.H$2];[.$AC$3:.$AL$200];10;FALSE());[.V6])" office:value-type="string" office:string-value="*8" calcext:value-type="string">
            <text:p>*8</text:p>
          </table:table-cell>
          <table:table-cell table:style-name="ce2" table:formula="of:=IF([.W6]=0;&quot;*&quot;&amp;VLOOKUP([.$A6]&amp;&quot;,&quot;&amp;[.I$2];[.$AC$3:.$AL$200];10;FALSE());[.W6])" office:value-type="string" office:string-value="*1" calcext:value-type="string">
            <text:p>*1</text:p>
          </table:table-cell>
          <table:table-cell table:style-name="ce2" table:formula="of:=IF([.X6]=0;&quot;*&quot;&amp;VLOOKUP([.$A6]&amp;&quot;,&quot;&amp;[.J$2];[.$AC$3:.$AL$200];10;FALSE());[.X6])"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[.AH6]&amp;[.AI6]" office:value-type="string" office:string-value="1,5" calcext:value-type="string">
            <text:p>1,5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1,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table:formula="of:=IF([.P7]=0;&quot;*&quot;&amp;VLOOKUP([.$A7]&amp;&quot;,&quot;&amp;[.B$2];[.$AC$3:.$AL$200];10;FALSE());[.P7])" office:value-type="float" office:value="8" calcext:value-type="float">
            <text:p>8</text:p>
          </table:table-cell>
          <table:table-cell table:style-name="ce2" table:formula="of:=IF([.Q7]=0;&quot;*&quot;&amp;VLOOKUP([.$A7]&amp;&quot;,&quot;&amp;[.C$2];[.$AC$3:.$AL$200];10;FALSE());[.Q7])" office:value-type="float" office:value="4" calcext:value-type="float">
            <text:p>4</text:p>
          </table:table-cell>
          <table:table-cell table:style-name="ce2" table:formula="of:=IF([.R7]=0;&quot;*&quot;&amp;VLOOKUP([.$A7]&amp;&quot;,&quot;&amp;[.D$2];[.$AC$3:.$AL$200];10;FALSE());[.R7])" office:value-type="string" office:string-value="*1" calcext:value-type="string">
            <text:p>*1</text:p>
          </table:table-cell>
          <table:table-cell table:style-name="ce2" table:formula="of:=IF([.S7]=0;&quot;*&quot;&amp;VLOOKUP([.$A7]&amp;&quot;,&quot;&amp;[.E$2];[.$AC$3:.$AL$200];10;FALSE());[.S7])" office:value-type="string" office:string-value="*3" calcext:value-type="string">
            <text:p>*3</text:p>
          </table:table-cell>
          <table:table-cell table:style-name="ce2" table:formula="of:=IF([.T7]=0;&quot;*&quot;&amp;VLOOKUP([.$A7]&amp;&quot;,&quot;&amp;[.F$2];[.$AC$3:.$AL$200];10;FALSE());[.T7])" office:value-type="string" office:string-value="*7" calcext:value-type="string">
            <text:p>*7</text:p>
          </table:table-cell>
          <table:table-cell table:style-name="ce2" table:formula="of:=IF([.U7]=0;&quot;*&quot;&amp;VLOOKUP([.$A7]&amp;&quot;,&quot;&amp;[.G$2];[.$AC$3:.$AL$200];10;FALSE());[.U7])" office:value-type="string" office:string-value="*2" calcext:value-type="string">
            <text:p>*2</text:p>
          </table:table-cell>
          <table:table-cell table:style-name="ce2" table:formula="of:=IF([.V7]=0;&quot;*&quot;&amp;VLOOKUP([.$A7]&amp;&quot;,&quot;&amp;[.H$2];[.$AC$3:.$AL$200];10;FALSE());[.V7])" office:value-type="string" office:string-value="*6" calcext:value-type="string">
            <text:p>*6</text:p>
          </table:table-cell>
          <table:table-cell table:style-name="ce2" table:formula="of:=IF([.W7]=0;&quot;*&quot;&amp;VLOOKUP([.$A7]&amp;&quot;,&quot;&amp;[.I$2];[.$AC$3:.$AL$200];10;FALSE());[.W7])" office:value-type="float" office:value="9" calcext:value-type="float">
            <text:p>9</text:p>
          </table:table-cell>
          <table:table-cell table:style-name="ce2" table:formula="of:=IF([.X7]=0;&quot;*&quot;&amp;VLOOKUP([.$A7]&amp;&quot;,&quot;&amp;[.J$2];[.$AC$3:.$AL$200];10;FALSE());[.X7])"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"/>
          <table:table-cell table:formula="of:=[.AH7]&amp;[.AI7]" office:value-type="string" office:string-value="1,6" calcext:value-type="string">
            <text:p>1,6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1,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table:formula="of:=IF([.P8]=0;&quot;*&quot;&amp;VLOOKUP([.$A8]&amp;&quot;,&quot;&amp;[.B$2];[.$AC$3:.$AL$200];10;FALSE());[.P8])" office:value-type="float" office:value="9" calcext:value-type="float">
            <text:p>9</text:p>
          </table:table-cell>
          <table:table-cell table:style-name="ce2" table:formula="of:=IF([.Q8]=0;&quot;*&quot;&amp;VLOOKUP([.$A8]&amp;&quot;,&quot;&amp;[.C$2];[.$AC$3:.$AL$200];10;FALSE());[.Q8])" office:value-type="string" office:string-value="*6" calcext:value-type="string">
            <text:p>*6</text:p>
          </table:table-cell>
          <table:table-cell table:style-name="ce2" table:formula="of:=IF([.R8]=0;&quot;*&quot;&amp;VLOOKUP([.$A8]&amp;&quot;,&quot;&amp;[.D$2];[.$AC$3:.$AL$200];10;FALSE());[.R8])" office:value-type="string" office:string-value="*2" calcext:value-type="string">
            <text:p>*2</text:p>
          </table:table-cell>
          <table:table-cell table:style-name="ce2" table:formula="of:=IF([.S8]=0;&quot;*&quot;&amp;VLOOKUP([.$A8]&amp;&quot;,&quot;&amp;[.E$2];[.$AC$3:.$AL$200];10;FALSE());[.S8])" office:value-type="string" office:string-value="*8" calcext:value-type="string">
            <text:p>*8</text:p>
          </table:table-cell>
          <table:table-cell table:style-name="ce2" table:formula="of:=IF([.T8]=0;&quot;*&quot;&amp;VLOOKUP([.$A8]&amp;&quot;,&quot;&amp;[.F$2];[.$AC$3:.$AL$200];10;FALSE());[.T8])" office:value-type="float" office:value="1" calcext:value-type="float">
            <text:p>1</text:p>
          </table:table-cell>
          <table:table-cell table:style-name="ce2" table:formula="of:=IF([.U8]=0;&quot;*&quot;&amp;VLOOKUP([.$A8]&amp;&quot;,&quot;&amp;[.G$2];[.$AC$3:.$AL$200];10;FALSE());[.U8])" office:value-type="string" office:string-value="*5" calcext:value-type="string">
            <text:p>*5</text:p>
          </table:table-cell>
          <table:table-cell table:style-name="ce2" table:formula="of:=IF([.V8]=0;&quot;*&quot;&amp;VLOOKUP([.$A8]&amp;&quot;,&quot;&amp;[.H$2];[.$AC$3:.$AL$200];10;FALSE());[.V8])" office:value-type="float" office:value="4" calcext:value-type="float">
            <text:p>4</text:p>
          </table:table-cell>
          <table:table-cell table:style-name="ce2" table:formula="of:=IF([.W8]=0;&quot;*&quot;&amp;VLOOKUP([.$A8]&amp;&quot;,&quot;&amp;[.I$2];[.$AC$3:.$AL$200];10;FALSE());[.W8])" office:value-type="string" office:string-value="*3" calcext:value-type="string">
            <text:p>*3</text:p>
          </table:table-cell>
          <table:table-cell table:style-name="ce2" table:formula="of:=IF([.X8]=0;&quot;*&quot;&amp;VLOOKUP([.$A8]&amp;&quot;,&quot;&amp;[.J$2];[.$AC$3:.$AL$200];10;FALSE());[.X8])" office:value-type="string" office:string-value="*7" calcext:value-type="string">
            <text:p>*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/>
          <table:table-cell table:formula="of:=[.AH8]&amp;[.AI8]" office:value-type="string" office:string-value="1,7" calcext:value-type="string">
            <text:p>1,7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1,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table:formula="of:=IF([.P9]=0;&quot;*&quot;&amp;VLOOKUP([.$A9]&amp;&quot;,&quot;&amp;[.B$2];[.$AC$3:.$AL$200];10;FALSE());[.P9])" office:value-type="string" office:string-value="*2" calcext:value-type="string">
            <text:p>*2</text:p>
          </table:table-cell>
          <table:table-cell table:style-name="ce2" table:formula="of:=IF([.Q9]=0;&quot;*&quot;&amp;VLOOKUP([.$A9]&amp;&quot;,&quot;&amp;[.C$2];[.$AC$3:.$AL$200];10;FALSE());[.Q9])" office:value-type="float" office:value="2" calcext:value-type="float">
            <text:p>2</text:p>
          </table:table-cell>
          <table:table-cell table:style-name="ce2" table:formula="of:=IF([.R9]=0;&quot;*&quot;&amp;VLOOKUP([.$A9]&amp;&quot;,&quot;&amp;[.D$2];[.$AC$3:.$AL$200];10;FALSE());[.R9])" office:value-type="float" office:value="4" calcext:value-type="float">
            <text:p>4</text:p>
          </table:table-cell>
          <table:table-cell table:style-name="ce2" table:formula="of:=IF([.S9]=0;&quot;*&quot;&amp;VLOOKUP([.$A9]&amp;&quot;,&quot;&amp;[.E$2];[.$AC$3:.$AL$200];10;FALSE());[.S9])" office:value-type="float" office:value="5" calcext:value-type="float">
            <text:p>5</text:p>
          </table:table-cell>
          <table:table-cell table:style-name="ce2" table:formula="of:=IF([.T9]=0;&quot;*&quot;&amp;VLOOKUP([.$A9]&amp;&quot;,&quot;&amp;[.F$2];[.$AC$3:.$AL$200];10;FALSE());[.T9])" office:value-type="string" office:string-value="*8" calcext:value-type="string">
            <text:p>*8</text:p>
          </table:table-cell>
          <table:table-cell table:style-name="ce2" table:formula="of:=IF([.U9]=0;&quot;*&quot;&amp;VLOOKUP([.$A9]&amp;&quot;,&quot;&amp;[.G$2];[.$AC$3:.$AL$200];10;FALSE());[.U9])" office:value-type="string" office:string-value="*3" calcext:value-type="string">
            <text:p>*3</text:p>
          </table:table-cell>
          <table:table-cell table:style-name="ce2" table:formula="of:=IF([.V9]=0;&quot;*&quot;&amp;VLOOKUP([.$A9]&amp;&quot;,&quot;&amp;[.H$2];[.$AC$3:.$AL$200];10;FALSE());[.V9])" office:value-type="float" office:value="9" calcext:value-type="float">
            <text:p>9</text:p>
          </table:table-cell>
          <table:table-cell table:style-name="ce2" table:formula="of:=IF([.W9]=0;&quot;*&quot;&amp;VLOOKUP([.$A9]&amp;&quot;,&quot;&amp;[.I$2];[.$AC$3:.$AL$200];10;FALSE());[.W9])" office:value-type="float" office:value="7" calcext:value-type="float">
            <text:p>7</text:p>
          </table:table-cell>
          <table:table-cell table:style-name="ce2" table:formula="of:=IF([.X9]=0;&quot;*&quot;&amp;VLOOKUP([.$A9]&amp;&quot;,&quot;&amp;[.J$2];[.$AC$3:.$AL$200];10;FALSE());[.X9])" office:value-type="string" office:string-value="*6" calcext:value-type="string">
            <text:p>*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/>
          <table:table-cell table:formula="of:=[.AH9]&amp;[.AI9]" office:value-type="string" office:string-value="1,8" calcext:value-type="string">
            <text:p>1,8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1,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table:formula="of:=IF([.P10]=0;&quot;*&quot;&amp;VLOOKUP([.$A10]&amp;&quot;,&quot;&amp;[.B$2];[.$AC$3:.$AL$200];10;FALSE());[.P10])" office:value-type="float" office:value="6" calcext:value-type="float">
            <text:p>6</text:p>
          </table:table-cell>
          <table:table-cell table:style-name="ce2" table:formula="of:=IF([.Q10]=0;&quot;*&quot;&amp;VLOOKUP([.$A10]&amp;&quot;,&quot;&amp;[.C$2];[.$AC$3:.$AL$200];10;FALSE());[.Q10])" office:value-type="string" office:string-value="*3" calcext:value-type="string">
            <text:p>*3</text:p>
          </table:table-cell>
          <table:table-cell table:style-name="ce2" table:formula="of:=IF([.R10]=0;&quot;*&quot;&amp;VLOOKUP([.$A10]&amp;&quot;,&quot;&amp;[.D$2];[.$AC$3:.$AL$200];10;FALSE());[.R10])" office:value-type="string" office:string-value="*5" calcext:value-type="string">
            <text:p>*5</text:p>
          </table:table-cell>
          <table:table-cell table:style-name="ce2" table:formula="of:=IF([.S10]=0;&quot;*&quot;&amp;VLOOKUP([.$A10]&amp;&quot;,&quot;&amp;[.E$2];[.$AC$3:.$AL$200];10;FALSE());[.S10])" office:value-type="float" office:value="4" calcext:value-type="float">
            <text:p>4</text:p>
          </table:table-cell>
          <table:table-cell table:style-name="ce2" table:formula="of:=IF([.T10]=0;&quot;*&quot;&amp;VLOOKUP([.$A10]&amp;&quot;,&quot;&amp;[.F$2];[.$AC$3:.$AL$200];10;FALSE());[.T10])" office:value-type="float" office:value="9" calcext:value-type="float">
            <text:p>9</text:p>
          </table:table-cell>
          <table:table-cell table:style-name="ce2" table:formula="of:=IF([.U10]=0;&quot;*&quot;&amp;VLOOKUP([.$A10]&amp;&quot;,&quot;&amp;[.G$2];[.$AC$3:.$AL$200];10;FALSE());[.U10])" office:value-type="string" office:string-value="*7" calcext:value-type="string">
            <text:p>*7</text:p>
          </table:table-cell>
          <table:table-cell table:style-name="ce2" table:formula="of:=IF([.V10]=0;&quot;*&quot;&amp;VLOOKUP([.$A10]&amp;&quot;,&quot;&amp;[.H$2];[.$AC$3:.$AL$200];10;FALSE());[.V10])" office:value-type="string" office:string-value="*1" calcext:value-type="string">
            <text:p>*1</text:p>
          </table:table-cell>
          <table:table-cell table:style-name="ce2" table:formula="of:=IF([.W10]=0;&quot;*&quot;&amp;VLOOKUP([.$A10]&amp;&quot;,&quot;&amp;[.I$2];[.$AC$3:.$AL$200];10;FALSE());[.W10])" office:value-type="string" office:string-value="*2" calcext:value-type="string">
            <text:p>*2</text:p>
          </table:table-cell>
          <table:table-cell table:style-name="ce2" table:formula="of:=IF([.X10]=0;&quot;*&quot;&amp;VLOOKUP([.$A10]&amp;&quot;,&quot;&amp;[.J$2];[.$AC$3:.$AL$200];10;FALSE());[.X10])" office:value-type="string" office:string-value="*8" calcext:value-type="string">
            <text:p>*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4"/>
          <table:table-cell table:formula="of:=[.AH10]&amp;[.AI10]" office:value-type="string" office:string-value="1,9" calcext:value-type="string">
            <text:p>1,9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1,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table:formula="of:=IF([.P11]=0;&quot;*&quot;&amp;VLOOKUP([.$A11]&amp;&quot;,&quot;&amp;[.B$2];[.$AC$3:.$AL$200];10;FALSE());[.P11])" office:value-type="string" office:string-value="*7" calcext:value-type="string">
            <text:p>*7</text:p>
          </table:table-cell>
          <table:table-cell table:style-name="ce2" table:formula="of:=IF([.Q11]=0;&quot;*&quot;&amp;VLOOKUP([.$A11]&amp;&quot;,&quot;&amp;[.C$2];[.$AC$3:.$AL$200];10;FALSE());[.Q11])" office:value-type="string" office:string-value="*9" calcext:value-type="string">
            <text:p>*9</text:p>
          </table:table-cell>
          <table:table-cell table:style-name="ce2" table:formula="of:=IF([.R11]=0;&quot;*&quot;&amp;VLOOKUP([.$A11]&amp;&quot;,&quot;&amp;[.D$2];[.$AC$3:.$AL$200];10;FALSE());[.R11])" office:value-type="string" office:string-value="*9" calcext:value-type="string">
            <text:p>*9</text:p>
          </table:table-cell>
          <table:table-cell table:style-name="ce2" table:formula="of:=IF([.S11]=0;&quot;*&quot;&amp;VLOOKUP([.$A11]&amp;&quot;,&quot;&amp;[.E$2];[.$AC$3:.$AL$200];10;FALSE());[.S11])" office:value-type="string" office:string-value="*1" calcext:value-type="string">
            <text:p>*1</text:p>
          </table:table-cell>
          <table:table-cell table:style-name="ce2" table:formula="of:=IF([.T11]=0;&quot;*&quot;&amp;VLOOKUP([.$A11]&amp;&quot;,&quot;&amp;[.F$2];[.$AC$3:.$AL$200];10;FALSE());[.T11])" office:value-type="string" office:string-value="*2" calcext:value-type="string">
            <text:p>*2</text:p>
          </table:table-cell>
          <table:table-cell table:style-name="ce2" table:formula="of:=IF([.U11]=0;&quot;*&quot;&amp;VLOOKUP([.$A11]&amp;&quot;,&quot;&amp;[.G$2];[.$AC$3:.$AL$200];10;FALSE());[.U11])" office:value-type="string" office:string-value="*6" calcext:value-type="string">
            <text:p>*6</text:p>
          </table:table-cell>
          <table:table-cell table:style-name="ce2" table:formula="of:=IF([.V11]=0;&quot;*&quot;&amp;VLOOKUP([.$A11]&amp;&quot;,&quot;&amp;[.H$2];[.$AC$3:.$AL$200];10;FALSE());[.V11])" office:value-type="string" office:string-value="*3" calcext:value-type="string">
            <text:p>*3</text:p>
          </table:table-cell>
          <table:table-cell table:style-name="ce2" table:formula="of:=IF([.W11]=0;&quot;*&quot;&amp;VLOOKUP([.$A11]&amp;&quot;,&quot;&amp;[.I$2];[.$AC$3:.$AL$200];10;FALSE());[.W11])" office:value-type="string" office:string-value="*5" calcext:value-type="string">
            <text:p>*5</text:p>
          </table:table-cell>
          <table:table-cell table:style-name="ce2" table:formula="of:=IF([.X11]=0;&quot;*&quot;&amp;VLOOKUP([.$A11]&amp;&quot;,&quot;&amp;[.J$2];[.$AC$3:.$AL$200];10;FALSE());[.X11])" office:value-type="float" office:value="4" calcext:value-type="float">
            <text:p>4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"/>
          <table:table-cell table:formula="of:=[.AH11]&amp;[.AI11]" office:value-type="string" office:string-value="2,1" calcext:value-type="string">
            <text:p>2,1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2,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8"/>
          <table:table-cell table:formula="of:=[.AH12]&amp;[.AI12]" office:value-type="string" office:string-value="2,2" calcext:value-type="string">
            <text:p>2,2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2,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8"/>
          <table:table-cell table:formula="of:=[.AH13]&amp;[.AI13]" office:value-type="string" office:string-value="2,3" calcext:value-type="string">
            <text:p>2,3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2,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28"/>
          <table:table-cell table:formula="of:=[.AH14]&amp;[.AI14]" office:value-type="string" office:string-value="2,4" calcext:value-type="string">
            <text:p>2,4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2,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8"/>
          <table:table-cell table:formula="of:=[.AH15]&amp;[.AI15]" office:value-type="string" office:string-value="2,5" calcext:value-type="string">
            <text:p>2,5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2,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8"/>
          <table:table-cell table:formula="of:=[.AH16]&amp;[.AI16]" office:value-type="string" office:string-value="2,6" calcext:value-type="string">
            <text:p>2,6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2,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28"/>
          <table:table-cell table:formula="of:=[.AH17]&amp;[.AI17]" office:value-type="string" office:string-value="2,7" calcext:value-type="string">
            <text:p>2,7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2,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8"/>
          <table:table-cell table:formula="of:=[.AH18]&amp;[.AI18]" office:value-type="string" office:string-value="2,8" calcext:value-type="string">
            <text:p>2,8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2,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8"/>
          <table:table-cell table:formula="of:=[.AH19]&amp;[.AI19]" office:value-type="string" office:string-value="2,9" calcext:value-type="string">
            <text:p>2,9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2,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28"/>
          <table:table-cell table:formula="of:=[.AH20]&amp;[.AI20]" office:value-type="string" office:string-value="3,1" calcext:value-type="string">
            <text:p>3,1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3,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8"/>
          <table:table-cell table:formula="of:=[.AH21]&amp;[.AI21]" office:value-type="string" office:string-value="3,2" calcext:value-type="string">
            <text:p>3,2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3,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28"/>
          <table:table-cell table:formula="of:=[.AH22]&amp;[.AI22]" office:value-type="string" office:string-value="3,3" calcext:value-type="string">
            <text:p>3,3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3,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8"/>
          <table:table-cell table:formula="of:=[.AH23]&amp;[.AI23]" office:value-type="string" office:string-value="3,4" calcext:value-type="string">
            <text:p>3,4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3,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28"/>
          <table:table-cell table:formula="of:=[.AH24]&amp;[.AI24]" office:value-type="string" office:string-value="3,5" calcext:value-type="string">
            <text:p>3,5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3,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8"/>
          <table:table-cell table:formula="of:=[.AH25]&amp;[.AI25]" office:value-type="string" office:string-value="3,6" calcext:value-type="string">
            <text:p>3,6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3,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8"/>
          <table:table-cell table:formula="of:=[.AH26]&amp;[.AI26]" office:value-type="string" office:string-value="3,7" calcext:value-type="string">
            <text:p>3,7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3,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8"/>
          <table:table-cell table:formula="of:=[.AH27]&amp;[.AI27]" office:value-type="string" office:string-value="3,8" calcext:value-type="string">
            <text:p>3,8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3,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28"/>
          <table:table-cell table:formula="of:=[.AH28]&amp;[.AI28]" office:value-type="string" office:string-value="3,9" calcext:value-type="string">
            <text:p>3,9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3,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8"/>
          <table:table-cell table:formula="of:=[.AH29]&amp;[.AI29]" office:value-type="string" office:string-value="4,1" calcext:value-type="string">
            <text:p>4,1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4,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8"/>
          <table:table-cell table:formula="of:=[.AH30]&amp;[.AI30]" office:value-type="string" office:string-value="4,2" calcext:value-type="string">
            <text:p>4,2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4,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28"/>
          <table:table-cell table:formula="of:=[.AH31]&amp;[.AI31]" office:value-type="string" office:string-value="4,3" calcext:value-type="string">
            <text:p>4,3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4,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8"/>
          <table:table-cell table:formula="of:=[.AH32]&amp;[.AI32]" office:value-type="string" office:string-value="4,4" calcext:value-type="string">
            <text:p>4,4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4,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28"/>
          <table:table-cell table:formula="of:=[.AH33]&amp;[.AI33]" office:value-type="string" office:string-value="4,5" calcext:value-type="string">
            <text:p>4,5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4,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8"/>
          <table:table-cell table:formula="of:=[.AH34]&amp;[.AI34]" office:value-type="string" office:string-value="4,6" calcext:value-type="string">
            <text:p>4,6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4,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8"/>
          <table:table-cell table:formula="of:=[.AH35]&amp;[.AI35]" office:value-type="string" office:string-value="4,7" calcext:value-type="string">
            <text:p>4,7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4,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28"/>
          <table:table-cell table:formula="of:=[.AH36]&amp;[.AI36]" office:value-type="string" office:string-value="4,8" calcext:value-type="string">
            <text:p>4,8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4,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8"/>
          <table:table-cell table:formula="of:=[.AH37]&amp;[.AI37]" office:value-type="string" office:string-value="4,9" calcext:value-type="string">
            <text:p>4,9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4,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8"/>
          <table:table-cell table:formula="of:=[.AH38]&amp;[.AI38]" office:value-type="string" office:string-value="5,1" calcext:value-type="string">
            <text:p>5,1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5,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28"/>
          <table:table-cell table:formula="of:=[.AH39]&amp;[.AI39]" office:value-type="string" office:string-value="5,2" calcext:value-type="string">
            <text:p>5,2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5,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8"/>
          <table:table-cell table:formula="of:=[.AH40]&amp;[.AI40]" office:value-type="string" office:string-value="5,3" calcext:value-type="string">
            <text:p>5,3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5,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8"/>
          <table:table-cell table:formula="of:=[.AH41]&amp;[.AI41]" office:value-type="string" office:string-value="5,4" calcext:value-type="string">
            <text:p>5,4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5,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8"/>
          <table:table-cell table:formula="of:=[.AH42]&amp;[.AI42]" office:value-type="string" office:string-value="5,5" calcext:value-type="string">
            <text:p>5,5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5,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28"/>
          <table:table-cell table:formula="of:=[.AH43]&amp;[.AI43]" office:value-type="string" office:string-value="5,6" calcext:value-type="string">
            <text:p>5,6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5,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8"/>
          <table:table-cell table:formula="of:=[.AH44]&amp;[.AI44]" office:value-type="string" office:string-value="5,7" calcext:value-type="string">
            <text:p>5,7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5,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8"/>
          <table:table-cell table:formula="of:=[.AH45]&amp;[.AI45]" office:value-type="string" office:string-value="5,8" calcext:value-type="string">
            <text:p>5,8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5,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28"/>
          <table:table-cell table:formula="of:=[.AH46]&amp;[.AI46]" office:value-type="string" office:string-value="5,9" calcext:value-type="string">
            <text:p>5,9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5,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8"/>
          <table:table-cell table:formula="of:=[.AH47]&amp;[.AI47]" office:value-type="string" office:string-value="6,1" calcext:value-type="string">
            <text:p>6,1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6,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28"/>
          <table:table-cell table:formula="of:=[.AH48]&amp;[.AI48]" office:value-type="string" office:string-value="6,2" calcext:value-type="string">
            <text:p>6,2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6,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8"/>
          <table:table-cell table:formula="of:=[.AH49]&amp;[.AI49]" office:value-type="string" office:string-value="6,3" calcext:value-type="string">
            <text:p>6,3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6,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8"/>
          <table:table-cell table:formula="of:=[.AH50]&amp;[.AI50]" office:value-type="string" office:string-value="6,4" calcext:value-type="string">
            <text:p>6,4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6,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28"/>
          <table:table-cell table:formula="of:=[.AH51]&amp;[.AI51]" office:value-type="string" office:string-value="6,5" calcext:value-type="string">
            <text:p>6,5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6,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8"/>
          <table:table-cell table:formula="of:=[.AH52]&amp;[.AI52]" office:value-type="string" office:string-value="6,6" calcext:value-type="string">
            <text:p>6,6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6,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8"/>
          <table:table-cell table:formula="of:=[.AH53]&amp;[.AI53]" office:value-type="string" office:string-value="6,7" calcext:value-type="string">
            <text:p>6,7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6,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8"/>
          <table:table-cell table:formula="of:=[.AH54]&amp;[.AI54]" office:value-type="string" office:string-value="6,8" calcext:value-type="string">
            <text:p>6,8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6,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8"/>
          <table:table-cell table:formula="of:=[.AH55]&amp;[.AI55]" office:value-type="string" office:string-value="6,9" calcext:value-type="string">
            <text:p>6,9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6,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28"/>
          <table:table-cell table:formula="of:=[.AH56]&amp;[.AI56]" office:value-type="string" office:string-value="7,1" calcext:value-type="string">
            <text:p>7,1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7,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8"/>
          <table:table-cell table:formula="of:=[.AH57]&amp;[.AI57]" office:value-type="string" office:string-value="7,2" calcext:value-type="string">
            <text:p>7,2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7,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8"/>
          <table:table-cell table:formula="of:=[.AH58]&amp;[.AI58]" office:value-type="string" office:string-value="7,3" calcext:value-type="string">
            <text:p>7,3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7,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8"/>
          <table:table-cell table:formula="of:=[.AH59]&amp;[.AI59]" office:value-type="string" office:string-value="7,4" calcext:value-type="string">
            <text:p>7,4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7,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8"/>
          <table:table-cell table:formula="of:=[.AH60]&amp;[.AI60]" office:value-type="string" office:string-value="7,5" calcext:value-type="string">
            <text:p>7,5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7,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28"/>
          <table:table-cell table:formula="of:=[.AH61]&amp;[.AI61]" office:value-type="string" office:string-value="7,6" calcext:value-type="string">
            <text:p>7,6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7,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8"/>
          <table:table-cell table:formula="of:=[.AH62]&amp;[.AI62]" office:value-type="string" office:string-value="7,7" calcext:value-type="string">
            <text:p>7,7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7,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28"/>
          <table:table-cell table:formula="of:=[.AH63]&amp;[.AI63]" office:value-type="string" office:string-value="7,8" calcext:value-type="string">
            <text:p>7,8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7,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28"/>
          <table:table-cell table:formula="of:=[.AH64]&amp;[.AI64]" office:value-type="string" office:string-value="7,9" calcext:value-type="string">
            <text:p>7,9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7,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8"/>
          <table:table-cell table:formula="of:=[.AH65]&amp;[.AI65]" office:value-type="string" office:string-value="8,1" calcext:value-type="string">
            <text:p>8,1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8,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8"/>
          <table:table-cell table:formula="of:=[.AH66]&amp;[.AI66]" office:value-type="string" office:string-value="8,2" calcext:value-type="string">
            <text:p>8,2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8,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8"/>
          <table:table-cell table:formula="of:=[.AH67]&amp;[.AI67]" office:value-type="string" office:string-value="8,3" calcext:value-type="string">
            <text:p>8,3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8,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8"/>
          <table:table-cell table:formula="of:=[.AH68]&amp;[.AI68]" office:value-type="string" office:string-value="8,4" calcext:value-type="string">
            <text:p>8,4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8,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8"/>
          <table:table-cell table:formula="of:=[.AH69]&amp;[.AI69]" office:value-type="string" office:string-value="8,5" calcext:value-type="string">
            <text:p>8,5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8,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28"/>
          <table:table-cell table:formula="of:=[.AH70]&amp;[.AI70]" office:value-type="string" office:string-value="8,6" calcext:value-type="string">
            <text:p>8,6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8,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28"/>
          <table:table-cell table:formula="of:=[.AH71]&amp;[.AI71]" office:value-type="string" office:string-value="8,7" calcext:value-type="string">
            <text:p>8,7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8,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8"/>
          <table:table-cell table:formula="of:=[.AH72]&amp;[.AI72]" office:value-type="string" office:string-value="8,8" calcext:value-type="string">
            <text:p>8,8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8,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8"/>
          <table:table-cell table:formula="of:=[.AH73]&amp;[.AI73]" office:value-type="string" office:string-value="8,9" calcext:value-type="string">
            <text:p>8,9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8,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28"/>
          <table:table-cell table:formula="of:=[.AH74]&amp;[.AI74]" office:value-type="string" office:string-value="9,1" calcext:value-type="string">
            <text:p>9,1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9,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28"/>
          <table:table-cell table:formula="of:=[.AH75]&amp;[.AI75]" office:value-type="string" office:string-value="9,2" calcext:value-type="string">
            <text:p>9,2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9,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28"/>
          <table:table-cell table:formula="of:=[.AH76]&amp;[.AI76]" office:value-type="string" office:string-value="9,3" calcext:value-type="string">
            <text:p>9,3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9,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28"/>
          <table:table-cell table:formula="of:=[.AH77]&amp;[.AI77]" office:value-type="string" office:string-value="9,4" calcext:value-type="string">
            <text:p>9,4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9,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8"/>
          <table:table-cell table:formula="of:=[.AH78]&amp;[.AI78]" office:value-type="string" office:string-value="9,5" calcext:value-type="string">
            <text:p>9,5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9,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8"/>
          <table:table-cell table:formula="of:=[.AH79]&amp;[.AI79]" office:value-type="string" office:string-value="9,6" calcext:value-type="string">
            <text:p>9,6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9,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8"/>
          <table:table-cell table:formula="of:=[.AH80]&amp;[.AI80]" office:value-type="string" office:string-value="9,7" calcext:value-type="string">
            <text:p>9,7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9,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8"/>
          <table:table-cell table:formula="of:=[.AH81]&amp;[.AI81]" office:value-type="string" office:string-value="9,8" calcext:value-type="string">
            <text:p>9,8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9,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8"/>
          <table:table-cell table:formula="of:=[.AH82]&amp;[.AI82]" office:value-type="string" office:string-value="9,9" calcext:value-type="string">
            <text:p>9,9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9,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4" calcext:value-type="float">
            <text:p>4</text:p>
          </table:table-cell>
          <table:table-cell/>
        </table:table-row>
      </table:table>
      <table:table table:name="Inst2-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5" table:default-cell-style-name="Default"/>
        <table:table-column table:style-name="co5" table:default-cell-style-name="Default"/>
        <table:table-column table:style-name="co6" table:default-cell-style-name="ce4"/>
        <table:table-column table:style-name="co7" table:number-columns-repeated="2" table:default-cell-style-name="ce4"/>
        <table:table-column table:style-name="co8" table:number-columns-repeated="4" table:default-cell-style-name="ce4"/>
        <table:table-column table:style-name="co9" table:number-columns-repeated="2" table:default-cell-style-name="ce4"/>
        <table:table-column table:style-name="co8" table:default-cell-style-name="Default"/>
        <table:table-row table:style-name="ro1">
          <table:table-cell table:style-name="ce1" office:value-type="string" calcext:value-type="string">
            <text:p>Generated output:</text:p>
          </table:table-cell>
          <table:table-cell table:number-columns-repeated="13"/>
          <table:table-cell table:style-name="ce1" office:value-type="string" calcext:value-type="string">
            <text:p>Source instance</text:p>
          </table:table-cell>
          <table:table-cell table:number-columns-repeated="14"/>
          <table:table-cell table:style-name="ce1" office:value-type="string" calcext:value-type="string">
            <text:p>Solution output</text:p>
          </table:table-cell>
          <table:table-cell table:style-name="Default" table:number-columns-repeated="8"/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table:style-name="Default" office:value-type="string" calcext:value-type="string">
            <text:p>in</text:p>
          </table:table-cell>
          <table:table-cell table:style-name="Default" office:value-type="string" calcext:value-type="string">
            <text:p>box</text:p>
          </table:table-cell>
          <table:table-cell table:style-name="Default"/>
          <table:table-cell table:style-name="Default" office:value-type="string" calcext:value-type="string">
            <text:p>1,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put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table:formula="of:=IF([.P3]=0;&quot;*&quot;&amp;VLOOKUP([.$A3]&amp;&quot;,&quot;&amp;[.B$2];[.$AC$3:.$AL$200];10;FALSE());[.P3])" office:value-type="string" office:string-value="*4" calcext:value-type="string">
            <text:p>*4</text:p>
          </table:table-cell>
          <table:table-cell table:style-name="ce2" table:formula="of:=IF([.Q3]=0;&quot;*&quot;&amp;VLOOKUP([.$A3]&amp;&quot;,&quot;&amp;[.C$2];[.$AC$3:.$AL$200];10;FALSE());[.Q3])" office:value-type="string" office:string-value="*9" calcext:value-type="string">
            <text:p>*9</text:p>
          </table:table-cell>
          <table:table-cell table:style-name="ce2" table:formula="of:=IF([.R3]=0;&quot;*&quot;&amp;VLOOKUP([.$A3]&amp;&quot;,&quot;&amp;[.D$2];[.$AC$3:.$AL$200];10;FALSE());[.R3])" office:value-type="string" office:string-value="*3" calcext:value-type="string">
            <text:p>*3</text:p>
          </table:table-cell>
          <table:table-cell table:style-name="ce2" table:formula="of:=IF([.S3]=0;&quot;*&quot;&amp;VLOOKUP([.$A3]&amp;&quot;,&quot;&amp;[.E$2];[.$AC$3:.$AL$200];10;FALSE());[.S3])" office:value-type="string" office:string-value="*5" calcext:value-type="string">
            <text:p>*5</text:p>
          </table:table-cell>
          <table:table-cell table:style-name="ce2" table:formula="of:=IF([.T3]=0;&quot;*&quot;&amp;VLOOKUP([.$A3]&amp;&quot;,&quot;&amp;[.F$2];[.$AC$3:.$AL$200];10;FALSE());[.T3])" office:value-type="float" office:value="6" calcext:value-type="float">
            <text:p>6</text:p>
          </table:table-cell>
          <table:table-cell table:style-name="ce2" table:formula="of:=IF([.U3]=0;&quot;*&quot;&amp;VLOOKUP([.$A3]&amp;&quot;,&quot;&amp;[.G$2];[.$AC$3:.$AL$200];10;FALSE());[.U3])" office:value-type="float" office:value="2" calcext:value-type="float">
            <text:p>2</text:p>
          </table:table-cell>
          <table:table-cell table:style-name="ce2" table:formula="of:=IF([.V3]=0;&quot;*&quot;&amp;VLOOKUP([.$A3]&amp;&quot;,&quot;&amp;[.H$2];[.$AC$3:.$AL$200];10;FALSE());[.V3])" office:value-type="string" office:string-value="*1" calcext:value-type="string">
            <text:p>*1</text:p>
          </table:table-cell>
          <table:table-cell table:style-name="ce2" table:formula="of:=IF([.W3]=0;&quot;*&quot;&amp;VLOOKUP([.$A3]&amp;&quot;,&quot;&amp;[.I$2];[.$AC$3:.$AL$200];10;FALSE());[.W3])" office:value-type="string" office:string-value="*8" calcext:value-type="string">
            <text:p>*8</text:p>
          </table:table-cell>
          <table:table-cell table:style-name="ce2" table:formula="of:=IF([.X3]=0;&quot;*&quot;&amp;VLOOKUP([.$A3]&amp;&quot;,&quot;&amp;[.J$2];[.$AC$3:.$AL$200];10;FALSE());[.X3])" office:value-type="float" office:value="7" calcext:value-type="float">
            <text:p>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4"/>
          <table:table-cell table:formula="of:=[.AH3]&amp;[.AI3]" office:value-type="string" office:string-value="1,1" calcext:value-type="string">
            <text:p>1,1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1,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table:formula="of:=IF([.P4]=0;&quot;*&quot;&amp;VLOOKUP([.$A4]&amp;&quot;,&quot;&amp;[.B$2];[.$AC$3:.$AL$200];10;FALSE());[.P4])" office:value-type="float" office:value="2" calcext:value-type="float">
            <text:p>2</text:p>
          </table:table-cell>
          <table:table-cell table:style-name="ce2" table:formula="of:=IF([.Q4]=0;&quot;*&quot;&amp;VLOOKUP([.$A4]&amp;&quot;,&quot;&amp;[.C$2];[.$AC$3:.$AL$200];10;FALSE());[.Q4])" office:value-type="string" office:string-value="*6" calcext:value-type="string">
            <text:p>*6</text:p>
          </table:table-cell>
          <table:table-cell table:style-name="ce2" table:formula="of:=IF([.R4]=0;&quot;*&quot;&amp;VLOOKUP([.$A4]&amp;&quot;,&quot;&amp;[.D$2];[.$AC$3:.$AL$200];10;FALSE());[.R4])" office:value-type="float" office:value="8" calcext:value-type="float">
            <text:p>8</text:p>
          </table:table-cell>
          <table:table-cell table:style-name="ce2" table:formula="of:=IF([.S4]=0;&quot;*&quot;&amp;VLOOKUP([.$A4]&amp;&quot;,&quot;&amp;[.E$2];[.$AC$3:.$AL$200];10;FALSE());[.S4])" office:value-type="string" office:string-value="*7" calcext:value-type="string">
            <text:p>*7</text:p>
          </table:table-cell>
          <table:table-cell table:style-name="ce2" table:formula="of:=IF([.T4]=0;&quot;*&quot;&amp;VLOOKUP([.$A4]&amp;&quot;,&quot;&amp;[.F$2];[.$AC$3:.$AL$200];10;FALSE());[.T4])" office:value-type="string" office:string-value="*1" calcext:value-type="string">
            <text:p>*1</text:p>
          </table:table-cell>
          <table:table-cell table:style-name="ce2" table:formula="of:=IF([.U4]=0;&quot;*&quot;&amp;VLOOKUP([.$A4]&amp;&quot;,&quot;&amp;[.G$2];[.$AC$3:.$AL$200];10;FALSE());[.U4])" office:value-type="string" office:string-value="*4" calcext:value-type="string">
            <text:p>*4</text:p>
          </table:table-cell>
          <table:table-cell table:style-name="ce2" table:formula="of:=IF([.V4]=0;&quot;*&quot;&amp;VLOOKUP([.$A4]&amp;&quot;,&quot;&amp;[.H$2];[.$AC$3:.$AL$200];10;FALSE());[.V4])" office:value-type="float" office:value="9" calcext:value-type="float">
            <text:p>9</text:p>
          </table:table-cell>
          <table:table-cell table:style-name="ce2" table:formula="of:=IF([.W4]=0;&quot;*&quot;&amp;VLOOKUP([.$A4]&amp;&quot;,&quot;&amp;[.I$2];[.$AC$3:.$AL$200];10;FALSE());[.W4])" office:value-type="float" office:value="5" calcext:value-type="float">
            <text:p>5</text:p>
          </table:table-cell>
          <table:table-cell table:style-name="ce2" table:formula="of:=IF([.X4]=0;&quot;*&quot;&amp;VLOOKUP([.$A4]&amp;&quot;,&quot;&amp;[.J$2];[.$AC$3:.$AL$200];10;FALSE());[.X4])" office:value-type="string" office:string-value="*3" calcext:value-type="string">
            <text:p>*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/>
          <table:table-cell table:formula="of:=[.AH4]&amp;[.AI4]" office:value-type="string" office:string-value="1,2" calcext:value-type="string">
            <text:p>1,2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1,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table:formula="of:=IF([.P5]=0;&quot;*&quot;&amp;VLOOKUP([.$A5]&amp;&quot;,&quot;&amp;[.B$2];[.$AC$3:.$AL$200];10;FALSE());[.P5])" office:value-type="string" office:string-value="*1" calcext:value-type="string">
            <text:p>*1</text:p>
          </table:table-cell>
          <table:table-cell table:style-name="ce2" table:formula="of:=IF([.Q5]=0;&quot;*&quot;&amp;VLOOKUP([.$A5]&amp;&quot;,&quot;&amp;[.C$2];[.$AC$3:.$AL$200];10;FALSE());[.Q5])" office:value-type="string" office:string-value="*5" calcext:value-type="string">
            <text:p>*5</text:p>
          </table:table-cell>
          <table:table-cell table:style-name="ce2" table:formula="of:=IF([.R5]=0;&quot;*&quot;&amp;VLOOKUP([.$A5]&amp;&quot;,&quot;&amp;[.D$2];[.$AC$3:.$AL$200];10;FALSE());[.R5])" office:value-type="float" office:value="7" calcext:value-type="float">
            <text:p>7</text:p>
          </table:table-cell>
          <table:table-cell table:style-name="ce2" table:formula="of:=IF([.S5]=0;&quot;*&quot;&amp;VLOOKUP([.$A5]&amp;&quot;,&quot;&amp;[.E$2];[.$AC$3:.$AL$200];10;FALSE());[.S5])" office:value-type="string" office:string-value="*3" calcext:value-type="string">
            <text:p>*3</text:p>
          </table:table-cell>
          <table:table-cell table:style-name="ce2" table:formula="of:=IF([.T5]=0;&quot;*&quot;&amp;VLOOKUP([.$A5]&amp;&quot;,&quot;&amp;[.F$2];[.$AC$3:.$AL$200];10;FALSE());[.T5])" office:value-type="float" office:value="9" calcext:value-type="float">
            <text:p>9</text:p>
          </table:table-cell>
          <table:table-cell table:style-name="ce2" table:formula="of:=IF([.U5]=0;&quot;*&quot;&amp;VLOOKUP([.$A5]&amp;&quot;,&quot;&amp;[.G$2];[.$AC$3:.$AL$200];10;FALSE());[.U5])" office:value-type="string" office:string-value="*8" calcext:value-type="string">
            <text:p>*8</text:p>
          </table:table-cell>
          <table:table-cell table:style-name="ce2" table:formula="of:=IF([.V5]=0;&quot;*&quot;&amp;VLOOKUP([.$A5]&amp;&quot;,&quot;&amp;[.H$2];[.$AC$3:.$AL$200];10;FALSE());[.V5])" office:value-type="float" office:value="2" calcext:value-type="float">
            <text:p>2</text:p>
          </table:table-cell>
          <table:table-cell table:style-name="ce2" table:formula="of:=IF([.W5]=0;&quot;*&quot;&amp;VLOOKUP([.$A5]&amp;&quot;,&quot;&amp;[.I$2];[.$AC$3:.$AL$200];10;FALSE());[.W5])" office:value-type="float" office:value="6" calcext:value-type="float">
            <text:p>6</text:p>
          </table:table-cell>
          <table:table-cell table:style-name="ce2" table:formula="of:=IF([.X5]=0;&quot;*&quot;&amp;VLOOKUP([.$A5]&amp;&quot;,&quot;&amp;[.J$2];[.$AC$3:.$AL$200];10;FALSE());[.X5])" office:value-type="string" office:string-value="*4" calcext:value-type="string">
            <text:p>*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/>
          <table:table-cell table:formula="of:=[.AH5]&amp;[.AI5]" office:value-type="string" office:string-value="1,3" calcext:value-type="string">
            <text:p>1,3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1,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table:formula="of:=IF([.P6]=0;&quot;*&quot;&amp;VLOOKUP([.$A6]&amp;&quot;,&quot;&amp;[.B$2];[.$AC$3:.$AL$200];10;FALSE());[.P6])" office:value-type="string" office:string-value="*8" calcext:value-type="string">
            <text:p>*8</text:p>
          </table:table-cell>
          <table:table-cell table:style-name="ce2" table:formula="of:=IF([.Q6]=0;&quot;*&quot;&amp;VLOOKUP([.$A6]&amp;&quot;,&quot;&amp;[.C$2];[.$AC$3:.$AL$200];10;FALSE());[.Q6])" office:value-type="string" office:string-value="*3" calcext:value-type="string">
            <text:p>*3</text:p>
          </table:table-cell>
          <table:table-cell table:style-name="ce2" table:formula="of:=IF([.R6]=0;&quot;*&quot;&amp;VLOOKUP([.$A6]&amp;&quot;,&quot;&amp;[.D$2];[.$AC$3:.$AL$200];10;FALSE());[.R6])" office:value-type="float" office:value="5" calcext:value-type="float">
            <text:p>5</text:p>
          </table:table-cell>
          <table:table-cell table:style-name="ce2" table:formula="of:=IF([.S6]=0;&quot;*&quot;&amp;VLOOKUP([.$A6]&amp;&quot;,&quot;&amp;[.E$2];[.$AC$3:.$AL$200];10;FALSE());[.S6])" office:value-type="float" office:value="4" calcext:value-type="float">
            <text:p>4</text:p>
          </table:table-cell>
          <table:table-cell table:style-name="ce2" table:formula="of:=IF([.T6]=0;&quot;*&quot;&amp;VLOOKUP([.$A6]&amp;&quot;,&quot;&amp;[.F$2];[.$AC$3:.$AL$200];10;FALSE());[.T6])" office:value-type="float" office:value="2" calcext:value-type="float">
            <text:p>2</text:p>
          </table:table-cell>
          <table:table-cell table:style-name="ce2" table:formula="of:=IF([.U6]=0;&quot;*&quot;&amp;VLOOKUP([.$A6]&amp;&quot;,&quot;&amp;[.G$2];[.$AC$3:.$AL$200];10;FALSE());[.U6])" office:value-type="string" office:string-value="*9" calcext:value-type="string">
            <text:p>*9</text:p>
          </table:table-cell>
          <table:table-cell table:style-name="ce2" table:formula="of:=IF([.V6]=0;&quot;*&quot;&amp;VLOOKUP([.$A6]&amp;&quot;,&quot;&amp;[.H$2];[.$AC$3:.$AL$200];10;FALSE());[.V6])" office:value-type="string" office:string-value="*7" calcext:value-type="string">
            <text:p>*7</text:p>
          </table:table-cell>
          <table:table-cell table:style-name="ce2" table:formula="of:=IF([.W6]=0;&quot;*&quot;&amp;VLOOKUP([.$A6]&amp;&quot;,&quot;&amp;[.I$2];[.$AC$3:.$AL$200];10;FALSE());[.W6])" office:value-type="float" office:value="1" calcext:value-type="float">
            <text:p>1</text:p>
          </table:table-cell>
          <table:table-cell table:style-name="ce2" table:formula="of:=IF([.X6]=0;&quot;*&quot;&amp;VLOOKUP([.$A6]&amp;&quot;,&quot;&amp;[.J$2];[.$AC$3:.$AL$200];10;FALSE());[.X6])" office:value-type="string" office:string-value="*6" calcext:value-type="string">
            <text:p>*6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/>
          <table:table-cell table:formula="of:=[.AH6]&amp;[.AI6]" office:value-type="string" office:string-value="1,4" calcext:value-type="string">
            <text:p>1,4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1,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table:formula="of:=IF([.P7]=0;&quot;*&quot;&amp;VLOOKUP([.$A7]&amp;&quot;,&quot;&amp;[.B$2];[.$AC$3:.$AL$200];10;FALSE());[.P7])" office:value-type="string" office:string-value="*7" calcext:value-type="string">
            <text:p>*7</text:p>
          </table:table-cell>
          <table:table-cell table:style-name="ce2" table:formula="of:=IF([.Q7]=0;&quot;*&quot;&amp;VLOOKUP([.$A7]&amp;&quot;,&quot;&amp;[.C$2];[.$AC$3:.$AL$200];10;FALSE());[.Q7])" office:value-type="string" office:string-value="*2" calcext:value-type="string">
            <text:p>*2</text:p>
          </table:table-cell>
          <table:table-cell table:style-name="ce2" table:formula="of:=IF([.R7]=0;&quot;*&quot;&amp;VLOOKUP([.$A7]&amp;&quot;,&quot;&amp;[.D$2];[.$AC$3:.$AL$200];10;FALSE());[.R7])" office:value-type="string" office:string-value="*6" calcext:value-type="string">
            <text:p>*6</text:p>
          </table:table-cell>
          <table:table-cell table:style-name="ce2" table:formula="of:=IF([.S7]=0;&quot;*&quot;&amp;VLOOKUP([.$A7]&amp;&quot;,&quot;&amp;[.E$2];[.$AC$3:.$AL$200];10;FALSE());[.S7])" office:value-type="string" office:string-value="*8" calcext:value-type="string">
            <text:p>*8</text:p>
          </table:table-cell>
          <table:table-cell table:style-name="ce2" table:formula="of:=IF([.T7]=0;&quot;*&quot;&amp;VLOOKUP([.$A7]&amp;&quot;,&quot;&amp;[.F$2];[.$AC$3:.$AL$200];10;FALSE());[.T7])" office:value-type="float" office:value="3" calcext:value-type="float">
            <text:p>3</text:p>
          </table:table-cell>
          <table:table-cell table:style-name="ce2" table:formula="of:=IF([.U7]=0;&quot;*&quot;&amp;VLOOKUP([.$A7]&amp;&quot;,&quot;&amp;[.G$2];[.$AC$3:.$AL$200];10;FALSE());[.U7])" office:value-type="string" office:string-value="*1" calcext:value-type="string">
            <text:p>*1</text:p>
          </table:table-cell>
          <table:table-cell table:style-name="ce2" table:formula="of:=IF([.V7]=0;&quot;*&quot;&amp;VLOOKUP([.$A7]&amp;&quot;,&quot;&amp;[.H$2];[.$AC$3:.$AL$200];10;FALSE());[.V7])" office:value-type="string" office:string-value="*4" calcext:value-type="string">
            <text:p>*4</text:p>
          </table:table-cell>
          <table:table-cell table:style-name="ce2" table:formula="of:=IF([.W7]=0;&quot;*&quot;&amp;VLOOKUP([.$A7]&amp;&quot;,&quot;&amp;[.I$2];[.$AC$3:.$AL$200];10;FALSE());[.W7])" office:value-type="string" office:string-value="*9" calcext:value-type="string">
            <text:p>*9</text:p>
          </table:table-cell>
          <table:table-cell table:style-name="ce2" table:formula="of:=IF([.X7]=0;&quot;*&quot;&amp;VLOOKUP([.$A7]&amp;&quot;,&quot;&amp;[.J$2];[.$AC$3:.$AL$200];10;FALSE());[.X7])" office:value-type="string" office:string-value="*5" calcext:value-type="string">
            <text:p>*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4"/>
          <table:table-cell table:formula="of:=[.AH7]&amp;[.AI7]" office:value-type="string" office:string-value="1,5" calcext:value-type="string">
            <text:p>1,5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1,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table:formula="of:=IF([.P8]=0;&quot;*&quot;&amp;VLOOKUP([.$A8]&amp;&quot;,&quot;&amp;[.B$2];[.$AC$3:.$AL$200];10;FALSE());[.P8])" office:value-type="string" office:string-value="*9" calcext:value-type="string">
            <text:p>*9</text:p>
          </table:table-cell>
          <table:table-cell table:style-name="ce2" table:formula="of:=IF([.Q8]=0;&quot;*&quot;&amp;VLOOKUP([.$A8]&amp;&quot;,&quot;&amp;[.C$2];[.$AC$3:.$AL$200];10;FALSE());[.Q8])" office:value-type="float" office:value="4" calcext:value-type="float">
            <text:p>4</text:p>
          </table:table-cell>
          <table:table-cell table:style-name="ce2" table:formula="of:=IF([.R8]=0;&quot;*&quot;&amp;VLOOKUP([.$A8]&amp;&quot;,&quot;&amp;[.D$2];[.$AC$3:.$AL$200];10;FALSE());[.R8])" office:value-type="string" office:string-value="*1" calcext:value-type="string">
            <text:p>*1</text:p>
          </table:table-cell>
          <table:table-cell table:style-name="ce2" table:formula="of:=IF([.S8]=0;&quot;*&quot;&amp;VLOOKUP([.$A8]&amp;&quot;,&quot;&amp;[.E$2];[.$AC$3:.$AL$200];10;FALSE());[.S8])" office:value-type="string" office:string-value="*6" calcext:value-type="string">
            <text:p>*6</text:p>
          </table:table-cell>
          <table:table-cell table:style-name="ce2" table:formula="of:=IF([.T8]=0;&quot;*&quot;&amp;VLOOKUP([.$A8]&amp;&quot;,&quot;&amp;[.F$2];[.$AC$3:.$AL$200];10;FALSE());[.T8])" office:value-type="float" office:value="5" calcext:value-type="float">
            <text:p>5</text:p>
          </table:table-cell>
          <table:table-cell table:style-name="ce2" table:formula="of:=IF([.U8]=0;&quot;*&quot;&amp;VLOOKUP([.$A8]&amp;&quot;,&quot;&amp;[.G$2];[.$AC$3:.$AL$200];10;FALSE());[.U8])" office:value-type="float" office:value="7" calcext:value-type="float">
            <text:p>7</text:p>
          </table:table-cell>
          <table:table-cell table:style-name="ce2" table:formula="of:=IF([.V8]=0;&quot;*&quot;&amp;VLOOKUP([.$A8]&amp;&quot;,&quot;&amp;[.H$2];[.$AC$3:.$AL$200];10;FALSE());[.V8])" office:value-type="float" office:value="8" calcext:value-type="float">
            <text:p>8</text:p>
          </table:table-cell>
          <table:table-cell table:style-name="ce2" table:formula="of:=IF([.W8]=0;&quot;*&quot;&amp;VLOOKUP([.$A8]&amp;&quot;,&quot;&amp;[.I$2];[.$AC$3:.$AL$200];10;FALSE());[.W8])" office:value-type="string" office:string-value="*3" calcext:value-type="string">
            <text:p>*3</text:p>
          </table:table-cell>
          <table:table-cell table:style-name="ce2" table:formula="of:=IF([.X8]=0;&quot;*&quot;&amp;VLOOKUP([.$A8]&amp;&quot;,&quot;&amp;[.J$2];[.$AC$3:.$AL$200];10;FALSE());[.X8])" office:value-type="string" office:string-value="*2" calcext:value-type="string">
            <text:p>*2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4"/>
          <table:table-cell table:formula="of:=[.AH8]&amp;[.AI8]" office:value-type="string" office:string-value="1,6" calcext:value-type="string">
            <text:p>1,6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1,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table:formula="of:=IF([.P9]=0;&quot;*&quot;&amp;VLOOKUP([.$A9]&amp;&quot;,&quot;&amp;[.B$2];[.$AC$3:.$AL$200];10;FALSE());[.P9])" office:value-type="string" office:string-value="*5" calcext:value-type="string">
            <text:p>*5</text:p>
          </table:table-cell>
          <table:table-cell table:style-name="ce2" table:formula="of:=IF([.Q9]=0;&quot;*&quot;&amp;VLOOKUP([.$A9]&amp;&quot;,&quot;&amp;[.C$2];[.$AC$3:.$AL$200];10;FALSE());[.Q9])" office:value-type="float" office:value="8" calcext:value-type="float">
            <text:p>8</text:p>
          </table:table-cell>
          <table:table-cell table:style-name="ce2" table:formula="of:=IF([.R9]=0;&quot;*&quot;&amp;VLOOKUP([.$A9]&amp;&quot;,&quot;&amp;[.D$2];[.$AC$3:.$AL$200];10;FALSE());[.R9])" office:value-type="float" office:value="2" calcext:value-type="float">
            <text:p>2</text:p>
          </table:table-cell>
          <table:table-cell table:style-name="ce2" table:formula="of:=IF([.S9]=0;&quot;*&quot;&amp;VLOOKUP([.$A9]&amp;&quot;,&quot;&amp;[.E$2];[.$AC$3:.$AL$200];10;FALSE());[.S9])" office:value-type="string" office:string-value="*9" calcext:value-type="string">
            <text:p>*9</text:p>
          </table:table-cell>
          <table:table-cell table:style-name="ce2" table:formula="of:=IF([.T9]=0;&quot;*&quot;&amp;VLOOKUP([.$A9]&amp;&quot;,&quot;&amp;[.F$2];[.$AC$3:.$AL$200];10;FALSE());[.T9])" office:value-type="float" office:value="7" calcext:value-type="float">
            <text:p>7</text:p>
          </table:table-cell>
          <table:table-cell table:style-name="ce2" table:formula="of:=IF([.U9]=0;&quot;*&quot;&amp;VLOOKUP([.$A9]&amp;&quot;,&quot;&amp;[.G$2];[.$AC$3:.$AL$200];10;FALSE());[.U9])" office:value-type="string" office:string-value="*3" calcext:value-type="string">
            <text:p>*3</text:p>
          </table:table-cell>
          <table:table-cell table:style-name="ce2" table:formula="of:=IF([.V9]=0;&quot;*&quot;&amp;VLOOKUP([.$A9]&amp;&quot;,&quot;&amp;[.H$2];[.$AC$3:.$AL$200];10;FALSE());[.V9])" office:value-type="float" office:value="6" calcext:value-type="float">
            <text:p>6</text:p>
          </table:table-cell>
          <table:table-cell table:style-name="ce2" table:formula="of:=IF([.W9]=0;&quot;*&quot;&amp;VLOOKUP([.$A9]&amp;&quot;,&quot;&amp;[.I$2];[.$AC$3:.$AL$200];10;FALSE());[.W9])" office:value-type="string" office:string-value="*4" calcext:value-type="string">
            <text:p>*4</text:p>
          </table:table-cell>
          <table:table-cell table:style-name="ce2" table:formula="of:=IF([.X9]=0;&quot;*&quot;&amp;VLOOKUP([.$A9]&amp;&quot;,&quot;&amp;[.J$2];[.$AC$3:.$AL$200];10;FALSE());[.X9])" office:value-type="string" office:string-value="*1" calcext:value-type="string">
            <text:p>*1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4"/>
          <table:table-cell table:formula="of:=[.AH9]&amp;[.AI9]" office:value-type="string" office:string-value="1,7" calcext:value-type="string">
            <text:p>1,7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1,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table:formula="of:=IF([.P10]=0;&quot;*&quot;&amp;VLOOKUP([.$A10]&amp;&quot;,&quot;&amp;[.B$2];[.$AC$3:.$AL$200];10;FALSE());[.P10])" office:value-type="string" office:string-value="*6" calcext:value-type="string">
            <text:p>*6</text:p>
          </table:table-cell>
          <table:table-cell table:style-name="ce2" table:formula="of:=IF([.Q10]=0;&quot;*&quot;&amp;VLOOKUP([.$A10]&amp;&quot;,&quot;&amp;[.C$2];[.$AC$3:.$AL$200];10;FALSE());[.Q10])" office:value-type="float" office:value="7" calcext:value-type="float">
            <text:p>7</text:p>
          </table:table-cell>
          <table:table-cell table:style-name="ce2" table:formula="of:=IF([.R10]=0;&quot;*&quot;&amp;VLOOKUP([.$A10]&amp;&quot;,&quot;&amp;[.D$2];[.$AC$3:.$AL$200];10;FALSE());[.R10])" office:value-type="float" office:value="9" calcext:value-type="float">
            <text:p>9</text:p>
          </table:table-cell>
          <table:table-cell table:style-name="ce2" table:formula="of:=IF([.S10]=0;&quot;*&quot;&amp;VLOOKUP([.$A10]&amp;&quot;,&quot;&amp;[.E$2];[.$AC$3:.$AL$200];10;FALSE());[.S10])" office:value-type="string" office:string-value="*1" calcext:value-type="string">
            <text:p>*1</text:p>
          </table:table-cell>
          <table:table-cell table:style-name="ce2" table:formula="of:=IF([.T10]=0;&quot;*&quot;&amp;VLOOKUP([.$A10]&amp;&quot;,&quot;&amp;[.F$2];[.$AC$3:.$AL$200];10;FALSE());[.T10])" office:value-type="string" office:string-value="*4" calcext:value-type="string">
            <text:p>*4</text:p>
          </table:table-cell>
          <table:table-cell table:style-name="ce2" table:formula="of:=IF([.U10]=0;&quot;*&quot;&amp;VLOOKUP([.$A10]&amp;&quot;,&quot;&amp;[.G$2];[.$AC$3:.$AL$200];10;FALSE());[.U10])" office:value-type="string" office:string-value="*5" calcext:value-type="string">
            <text:p>*5</text:p>
          </table:table-cell>
          <table:table-cell table:style-name="ce2" table:formula="of:=IF([.V10]=0;&quot;*&quot;&amp;VLOOKUP([.$A10]&amp;&quot;,&quot;&amp;[.H$2];[.$AC$3:.$AL$200];10;FALSE());[.V10])" office:value-type="float" office:value="3" calcext:value-type="float">
            <text:p>3</text:p>
          </table:table-cell>
          <table:table-cell table:style-name="ce2" table:formula="of:=IF([.W10]=0;&quot;*&quot;&amp;VLOOKUP([.$A10]&amp;&quot;,&quot;&amp;[.I$2];[.$AC$3:.$AL$200];10;FALSE());[.W10])" office:value-type="string" office:string-value="*2" calcext:value-type="string">
            <text:p>*2</text:p>
          </table:table-cell>
          <table:table-cell table:style-name="ce2" table:formula="of:=IF([.X10]=0;&quot;*&quot;&amp;VLOOKUP([.$A10]&amp;&quot;,&quot;&amp;[.J$2];[.$AC$3:.$AL$200];10;FALSE());[.X10])"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4"/>
          <table:table-cell table:formula="of:=[.AH10]&amp;[.AI10]" office:value-type="string" office:string-value="1,8" calcext:value-type="string">
            <text:p>1,8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1,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table:formula="of:=IF([.P11]=0;&quot;*&quot;&amp;VLOOKUP([.$A11]&amp;&quot;,&quot;&amp;[.B$2];[.$AC$3:.$AL$200];10;FALSE());[.P11])" office:value-type="float" office:value="3" calcext:value-type="float">
            <text:p>3</text:p>
          </table:table-cell>
          <table:table-cell table:style-name="ce2" table:formula="of:=IF([.Q11]=0;&quot;*&quot;&amp;VLOOKUP([.$A11]&amp;&quot;,&quot;&amp;[.C$2];[.$AC$3:.$AL$200];10;FALSE());[.Q11])" office:value-type="string" office:string-value="*1" calcext:value-type="string">
            <text:p>*1</text:p>
          </table:table-cell>
          <table:table-cell table:style-name="ce2" table:formula="of:=IF([.R11]=0;&quot;*&quot;&amp;VLOOKUP([.$A11]&amp;&quot;,&quot;&amp;[.D$2];[.$AC$3:.$AL$200];10;FALSE());[.R11])" office:value-type="string" office:string-value="*4" calcext:value-type="string">
            <text:p>*4</text:p>
          </table:table-cell>
          <table:table-cell table:style-name="ce2" table:formula="of:=IF([.S11]=0;&quot;*&quot;&amp;VLOOKUP([.$A11]&amp;&quot;,&quot;&amp;[.E$2];[.$AC$3:.$AL$200];10;FALSE());[.S11])" office:value-type="float" office:value="2" calcext:value-type="float">
            <text:p>2</text:p>
          </table:table-cell>
          <table:table-cell table:style-name="ce2" table:formula="of:=IF([.T11]=0;&quot;*&quot;&amp;VLOOKUP([.$A11]&amp;&quot;,&quot;&amp;[.F$2];[.$AC$3:.$AL$200];10;FALSE());[.T11])" office:value-type="float" office:value="8" calcext:value-type="float">
            <text:p>8</text:p>
          </table:table-cell>
          <table:table-cell table:style-name="ce2" table:formula="of:=IF([.U11]=0;&quot;*&quot;&amp;VLOOKUP([.$A11]&amp;&quot;,&quot;&amp;[.G$2];[.$AC$3:.$AL$200];10;FALSE());[.U11])" office:value-type="string" office:string-value="*6" calcext:value-type="string">
            <text:p>*6</text:p>
          </table:table-cell>
          <table:table-cell table:style-name="ce2" table:formula="of:=IF([.V11]=0;&quot;*&quot;&amp;VLOOKUP([.$A11]&amp;&quot;,&quot;&amp;[.H$2];[.$AC$3:.$AL$200];10;FALSE());[.V11])" office:value-type="string" office:string-value="*5" calcext:value-type="string">
            <text:p>*5</text:p>
          </table:table-cell>
          <table:table-cell table:style-name="ce2" table:formula="of:=IF([.W11]=0;&quot;*&quot;&amp;VLOOKUP([.$A11]&amp;&quot;,&quot;&amp;[.I$2];[.$AC$3:.$AL$200];10;FALSE());[.W11])" office:value-type="string" office:string-value="*7" calcext:value-type="string">
            <text:p>*7</text:p>
          </table:table-cell>
          <table:table-cell table:style-name="ce2" table:formula="of:=IF([.X11]=0;&quot;*&quot;&amp;VLOOKUP([.$A11]&amp;&quot;,&quot;&amp;[.J$2];[.$AC$3:.$AL$200];10;FALSE());[.X11])" office:value-type="string" office:string-value="*9" calcext:value-type="string">
            <text:p>*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4"/>
          <table:table-cell table:formula="of:=[.AH11]&amp;[.AI11]" office:value-type="string" office:string-value="1,9" calcext:value-type="string">
            <text:p>1,9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1,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28"/>
          <table:table-cell table:formula="of:=[.AH12]&amp;[.AI12]" office:value-type="string" office:string-value="2,1" calcext:value-type="string">
            <text:p>2,1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2,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8"/>
          <table:table-cell table:formula="of:=[.AH13]&amp;[.AI13]" office:value-type="string" office:string-value="2,2" calcext:value-type="string">
            <text:p>2,2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2,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8"/>
          <table:table-cell table:formula="of:=[.AH14]&amp;[.AI14]" office:value-type="string" office:string-value="2,3" calcext:value-type="string">
            <text:p>2,3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2,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28"/>
          <table:table-cell table:formula="of:=[.AH15]&amp;[.AI15]" office:value-type="string" office:string-value="2,4" calcext:value-type="string">
            <text:p>2,4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2,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28"/>
          <table:table-cell table:formula="of:=[.AH16]&amp;[.AI16]" office:value-type="string" office:string-value="2,5" calcext:value-type="string">
            <text:p>2,5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2,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8"/>
          <table:table-cell table:formula="of:=[.AH17]&amp;[.AI17]" office:value-type="string" office:string-value="2,6" calcext:value-type="string">
            <text:p>2,6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2,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8"/>
          <table:table-cell table:formula="of:=[.AH18]&amp;[.AI18]" office:value-type="string" office:string-value="2,7" calcext:value-type="string">
            <text:p>2,7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2,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28"/>
          <table:table-cell table:formula="of:=[.AH19]&amp;[.AI19]" office:value-type="string" office:string-value="2,8" calcext:value-type="string">
            <text:p>2,8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2,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8"/>
          <table:table-cell table:formula="of:=[.AH20]&amp;[.AI20]" office:value-type="string" office:string-value="2,9" calcext:value-type="string">
            <text:p>2,9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2,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8"/>
          <table:table-cell table:formula="of:=[.AH21]&amp;[.AI21]" office:value-type="string" office:string-value="3,1" calcext:value-type="string">
            <text:p>3,1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3,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8"/>
          <table:table-cell table:formula="of:=[.AH22]&amp;[.AI22]" office:value-type="string" office:string-value="3,2" calcext:value-type="string">
            <text:p>3,2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3,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8"/>
          <table:table-cell table:formula="of:=[.AH23]&amp;[.AI23]" office:value-type="string" office:string-value="3,3" calcext:value-type="string">
            <text:p>3,3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3,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28"/>
          <table:table-cell table:formula="of:=[.AH24]&amp;[.AI24]" office:value-type="string" office:string-value="3,4" calcext:value-type="string">
            <text:p>3,4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3,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8"/>
          <table:table-cell table:formula="of:=[.AH25]&amp;[.AI25]" office:value-type="string" office:string-value="3,5" calcext:value-type="string">
            <text:p>3,5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3,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28"/>
          <table:table-cell table:formula="of:=[.AH26]&amp;[.AI26]" office:value-type="string" office:string-value="3,6" calcext:value-type="string">
            <text:p>3,6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3,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28"/>
          <table:table-cell table:formula="of:=[.AH27]&amp;[.AI27]" office:value-type="string" office:string-value="3,7" calcext:value-type="string">
            <text:p>3,7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3,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8"/>
          <table:table-cell table:formula="of:=[.AH28]&amp;[.AI28]" office:value-type="string" office:string-value="3,8" calcext:value-type="string">
            <text:p>3,8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3,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8"/>
          <table:table-cell table:formula="of:=[.AH29]&amp;[.AI29]" office:value-type="string" office:string-value="3,9" calcext:value-type="string">
            <text:p>3,9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3,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8"/>
          <table:table-cell table:formula="of:=[.AH30]&amp;[.AI30]" office:value-type="string" office:string-value="4,1" calcext:value-type="string">
            <text:p>4,1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4,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28"/>
          <table:table-cell table:formula="of:=[.AH31]&amp;[.AI31]" office:value-type="string" office:string-value="4,2" calcext:value-type="string">
            <text:p>4,2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4,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8"/>
          <table:table-cell table:formula="of:=[.AH32]&amp;[.AI32]" office:value-type="string" office:string-value="4,3" calcext:value-type="string">
            <text:p>4,3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4,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8"/>
          <table:table-cell table:formula="of:=[.AH33]&amp;[.AI33]" office:value-type="string" office:string-value="4,4" calcext:value-type="string">
            <text:p>4,4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4,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8"/>
          <table:table-cell table:formula="of:=[.AH34]&amp;[.AI34]" office:value-type="string" office:string-value="4,5" calcext:value-type="string">
            <text:p>4,5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4,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8"/>
          <table:table-cell table:formula="of:=[.AH35]&amp;[.AI35]" office:value-type="string" office:string-value="4,6" calcext:value-type="string">
            <text:p>4,6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4,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28"/>
          <table:table-cell table:formula="of:=[.AH36]&amp;[.AI36]" office:value-type="string" office:string-value="4,7" calcext:value-type="string">
            <text:p>4,7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4,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28"/>
          <table:table-cell table:formula="of:=[.AH37]&amp;[.AI37]" office:value-type="string" office:string-value="4,8" calcext:value-type="string">
            <text:p>4,8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4,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8"/>
          <table:table-cell table:formula="of:=[.AH38]&amp;[.AI38]" office:value-type="string" office:string-value="4,9" calcext:value-type="string">
            <text:p>4,9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4,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8"/>
          <table:table-cell table:formula="of:=[.AH39]&amp;[.AI39]" office:value-type="string" office:string-value="5,1" calcext:value-type="string">
            <text:p>5,1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5,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28"/>
          <table:table-cell table:formula="of:=[.AH40]&amp;[.AI40]" office:value-type="string" office:string-value="5,2" calcext:value-type="string">
            <text:p>5,2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5,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8"/>
          <table:table-cell table:formula="of:=[.AH41]&amp;[.AI41]" office:value-type="string" office:string-value="5,3" calcext:value-type="string">
            <text:p>5,3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5,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8"/>
          <table:table-cell table:formula="of:=[.AH42]&amp;[.AI42]" office:value-type="string" office:string-value="5,4" calcext:value-type="string">
            <text:p>5,4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5,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28"/>
          <table:table-cell table:formula="of:=[.AH43]&amp;[.AI43]" office:value-type="string" office:string-value="5,5" calcext:value-type="string">
            <text:p>5,5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5,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8"/>
          <table:table-cell table:formula="of:=[.AH44]&amp;[.AI44]" office:value-type="string" office:string-value="5,6" calcext:value-type="string">
            <text:p>5,6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5,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8"/>
          <table:table-cell table:formula="of:=[.AH45]&amp;[.AI45]" office:value-type="string" office:string-value="5,7" calcext:value-type="string">
            <text:p>5,7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5,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8"/>
          <table:table-cell table:formula="of:=[.AH46]&amp;[.AI46]" office:value-type="string" office:string-value="5,8" calcext:value-type="string">
            <text:p>5,8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5,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28"/>
          <table:table-cell table:formula="of:=[.AH47]&amp;[.AI47]" office:value-type="string" office:string-value="5,9" calcext:value-type="string">
            <text:p>5,9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5,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8"/>
          <table:table-cell table:formula="of:=[.AH48]&amp;[.AI48]" office:value-type="string" office:string-value="6,1" calcext:value-type="string">
            <text:p>6,1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6,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28"/>
          <table:table-cell table:formula="of:=[.AH49]&amp;[.AI49]" office:value-type="string" office:string-value="6,2" calcext:value-type="string">
            <text:p>6,2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6,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8"/>
          <table:table-cell table:formula="of:=[.AH50]&amp;[.AI50]" office:value-type="string" office:string-value="6,3" calcext:value-type="string">
            <text:p>6,3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6,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8"/>
          <table:table-cell table:formula="of:=[.AH51]&amp;[.AI51]" office:value-type="string" office:string-value="6,4" calcext:value-type="string">
            <text:p>6,4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6,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8"/>
          <table:table-cell table:formula="of:=[.AH52]&amp;[.AI52]" office:value-type="string" office:string-value="6,5" calcext:value-type="string">
            <text:p>6,5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6,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8"/>
          <table:table-cell table:formula="of:=[.AH53]&amp;[.AI53]" office:value-type="string" office:string-value="6,6" calcext:value-type="string">
            <text:p>6,6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6,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28"/>
          <table:table-cell table:formula="of:=[.AH54]&amp;[.AI54]" office:value-type="string" office:string-value="6,7" calcext:value-type="string">
            <text:p>6,7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6,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28"/>
          <table:table-cell table:formula="of:=[.AH55]&amp;[.AI55]" office:value-type="string" office:string-value="6,8" calcext:value-type="string">
            <text:p>6,8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6,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8"/>
          <table:table-cell table:formula="of:=[.AH56]&amp;[.AI56]" office:value-type="string" office:string-value="6,9" calcext:value-type="string">
            <text:p>6,9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6,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8"/>
          <table:table-cell table:formula="of:=[.AH57]&amp;[.AI57]" office:value-type="string" office:string-value="7,1" calcext:value-type="string">
            <text:p>7,1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7,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8"/>
          <table:table-cell table:formula="of:=[.AH58]&amp;[.AI58]" office:value-type="string" office:string-value="7,2" calcext:value-type="string">
            <text:p>7,2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7,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28"/>
          <table:table-cell table:formula="of:=[.AH59]&amp;[.AI59]" office:value-type="string" office:string-value="7,3" calcext:value-type="string">
            <text:p>7,3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7,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8"/>
          <table:table-cell table:formula="of:=[.AH60]&amp;[.AI60]" office:value-type="string" office:string-value="7,4" calcext:value-type="string">
            <text:p>7,4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7,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28"/>
          <table:table-cell table:formula="of:=[.AH61]&amp;[.AI61]" office:value-type="string" office:string-value="7,5" calcext:value-type="string">
            <text:p>7,5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7,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28"/>
          <table:table-cell table:formula="of:=[.AH62]&amp;[.AI62]" office:value-type="string" office:string-value="7,6" calcext:value-type="string">
            <text:p>7,6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7,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8"/>
          <table:table-cell table:formula="of:=[.AH63]&amp;[.AI63]" office:value-type="string" office:string-value="7,7" calcext:value-type="string">
            <text:p>7,7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7,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8"/>
          <table:table-cell table:formula="of:=[.AH64]&amp;[.AI64]" office:value-type="string" office:string-value="7,8" calcext:value-type="string">
            <text:p>7,8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7,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8"/>
          <table:table-cell table:formula="of:=[.AH65]&amp;[.AI65]" office:value-type="string" office:string-value="7,9" calcext:value-type="string">
            <text:p>7,9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7,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8"/>
          <table:table-cell table:formula="of:=[.AH66]&amp;[.AI66]" office:value-type="string" office:string-value="8,1" calcext:value-type="string">
            <text:p>8,1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8,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8"/>
          <table:table-cell table:formula="of:=[.AH67]&amp;[.AI67]" office:value-type="string" office:string-value="8,2" calcext:value-type="string">
            <text:p>8,2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8,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28"/>
          <table:table-cell table:formula="of:=[.AH68]&amp;[.AI68]" office:value-type="string" office:string-value="8,3" calcext:value-type="string">
            <text:p>8,3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8,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28"/>
          <table:table-cell table:formula="of:=[.AH69]&amp;[.AI69]" office:value-type="string" office:string-value="8,4" calcext:value-type="string">
            <text:p>8,4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8,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8"/>
          <table:table-cell table:formula="of:=[.AH70]&amp;[.AI70]" office:value-type="string" office:string-value="8,5" calcext:value-type="string">
            <text:p>8,5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8,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8"/>
          <table:table-cell table:formula="of:=[.AH71]&amp;[.AI71]" office:value-type="string" office:string-value="8,6" calcext:value-type="string">
            <text:p>8,6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8,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8"/>
          <table:table-cell table:formula="of:=[.AH72]&amp;[.AI72]" office:value-type="string" office:string-value="8,7" calcext:value-type="string">
            <text:p>8,7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8,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8"/>
          <table:table-cell table:formula="of:=[.AH73]&amp;[.AI73]" office:value-type="string" office:string-value="8,8" calcext:value-type="string">
            <text:p>8,8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8,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8"/>
          <table:table-cell table:formula="of:=[.AH74]&amp;[.AI74]" office:value-type="string" office:string-value="8,9" calcext:value-type="string">
            <text:p>8,9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8,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28"/>
          <table:table-cell table:formula="of:=[.AH75]&amp;[.AI75]" office:value-type="string" office:string-value="9,1" calcext:value-type="string">
            <text:p>9,1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9,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8"/>
          <table:table-cell table:formula="of:=[.AH76]&amp;[.AI76]" office:value-type="string" office:string-value="9,2" calcext:value-type="string">
            <text:p>9,2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9,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8"/>
          <table:table-cell table:formula="of:=[.AH77]&amp;[.AI77]" office:value-type="string" office:string-value="9,3" calcext:value-type="string">
            <text:p>9,3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9,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8"/>
          <table:table-cell table:formula="of:=[.AH78]&amp;[.AI78]" office:value-type="string" office:string-value="9,4" calcext:value-type="string">
            <text:p>9,4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9,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8"/>
          <table:table-cell table:formula="of:=[.AH79]&amp;[.AI79]" office:value-type="string" office:string-value="9,5" calcext:value-type="string">
            <text:p>9,5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9,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28"/>
          <table:table-cell table:formula="of:=[.AH80]&amp;[.AI80]" office:value-type="string" office:string-value="9,6" calcext:value-type="string">
            <text:p>9,6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9,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8"/>
          <table:table-cell table:formula="of:=[.AH81]&amp;[.AI81]" office:value-type="string" office:string-value="9,7" calcext:value-type="string">
            <text:p>9,7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9,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8"/>
          <table:table-cell table:formula="of:=[.AH82]&amp;[.AI82]" office:value-type="string" office:string-value="9,8" calcext:value-type="string">
            <text:p>9,8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9,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28"/>
          <table:table-cell table:formula="of:=[.AH83]&amp;[.AI83]" office:value-type="string" office:string-value="9,9" calcext:value-type="string">
            <text:p>9,9</text:p>
          </table:table-cell>
          <table:table-cell table:style-name="Default"/>
          <table:table-cell office:value-type="string" calcext:value-type="string">
            <text:p>in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9,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ut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28"/>
          <table:table-cell table:formula="of:=[.AH84]&amp;[.AI84]">
            <text:p/>
          </table:table-cell>
          <table:table-cell table:style-name="Default" table:number-columns-repeated="9"/>
          <table:table-cell/>
        </table:table-row>
        <table:table-row table:style-name="ro1">
          <table:table-cell table:number-columns-repeated="28"/>
          <table:table-cell table:formula="of:=[.AH85]&amp;[.AI85]">
            <text:p/>
          </table:table-cell>
          <table:table-cell table:style-name="Default" table:number-columns-repeated="9"/>
          <table:table-cell/>
        </table:table-row>
        <table:table-row table:style-name="ro1">
          <table:table-cell table:number-columns-repeated="28"/>
          <table:table-cell table:formula="of:=[.AH86]&amp;[.AI86]">
            <text:p/>
          </table:table-cell>
          <table:table-cell table:style-name="Default" table:number-columns-repeated="9"/>
          <table:table-cell/>
        </table:table-row>
        <table:table-row table:style-name="ro1">
          <table:table-cell table:number-columns-repeated="28"/>
          <table:table-cell table:formula="of:=[.AH87]&amp;[.AI87]">
            <text:p/>
          </table:table-cell>
          <table:table-cell table:style-name="Default" table:number-columns-repeated="9"/>
          <table:table-cell/>
        </table:table-row>
        <table:table-row table:style-name="ro1">
          <table:table-cell table:number-columns-repeated="28"/>
          <table:table-cell table:formula="of:=[.AH88]&amp;[.AI88]">
            <text:p/>
          </table:table-cell>
          <table:table-cell table:style-name="Default" table:number-columns-repeated="9"/>
          <table:table-cell/>
        </table:table-row>
        <table:table-row table:style-name="ro1">
          <table:table-cell table:number-columns-repeated="28"/>
          <table:table-cell table:formula="of:=[.AH89]&amp;[.AI89]">
            <text:p/>
          </table:table-cell>
          <table:table-cell table:style-name="Default" table:number-columns-repeated="9"/>
          <table:table-cell/>
        </table:table-row>
        <table:table-row table:style-name="ro1">
          <table:table-cell table:number-columns-repeated="28"/>
          <table:table-cell table:formula="of:=[.AH90]&amp;[.AI90]">
            <text:p/>
          </table:table-cell>
          <table:table-cell table:style-name="Default" table:number-columns-repeated="9"/>
          <table:table-cell/>
        </table:table-row>
        <table:table-row table:style-name="ro1">
          <table:table-cell table:number-columns-repeated="28"/>
          <table:table-cell table:formula="of:=[.AH91]&amp;[.AI91]">
            <text:p/>
          </table:table-cell>
          <table:table-cell table:style-name="Default" table:number-columns-repeated="9"/>
          <table:table-cell/>
        </table:table-row>
        <table:table-row table:style-name="ro1">
          <table:table-cell table:number-columns-repeated="28"/>
          <table:table-cell table:formula="of:=[.AH92]&amp;[.AI92]">
            <text:p/>
          </table:table-cell>
          <table:table-cell table:style-name="Default" table:number-columns-repeated="9"/>
          <table:table-cell/>
        </table:table-row>
        <table:table-row table:style-name="ro1">
          <table:table-cell table:number-columns-repeated="28"/>
          <table:table-cell table:formula="of:=[.AH93]&amp;[.AI93]">
            <text:p/>
          </table:table-cell>
          <table:table-cell table:style-name="Default" table:number-columns-repeated="9"/>
          <table:table-cell/>
        </table:table-row>
        <table:table-row table:style-name="ro1">
          <table:table-cell table:number-columns-repeated="28"/>
          <table:table-cell table:formula="of:=[.AH94]&amp;[.AI94]">
            <text:p/>
          </table:table-cell>
          <table:table-cell table:style-name="Default" table:number-columns-repeated="9"/>
          <table:table-cell/>
        </table:table-row>
        <table:table-row table:style-name="ro1">
          <table:table-cell table:number-columns-repeated="28"/>
          <table:table-cell table:formula="of:=[.AH95]&amp;[.AI95]">
            <text:p/>
          </table:table-cell>
          <table:table-cell table:style-name="Default" table:number-columns-repeated="9"/>
          <table:table-cell/>
        </table:table-row>
        <table:table-row table:style-name="ro1">
          <table:table-cell table:number-columns-repeated="28"/>
          <table:table-cell table:formula="of:=[.AH96]&amp;[.AI96]">
            <text:p/>
          </table:table-cell>
          <table:table-cell table:style-name="Default" table:number-columns-repeated="9"/>
          <table:table-cell/>
        </table:table-row>
        <table:table-row table:style-name="ro1">
          <table:table-cell table:number-columns-repeated="28"/>
          <table:table-cell table:formula="of:=[.AH97]&amp;[.AI97]">
            <text:p/>
          </table:table-cell>
          <table:table-cell table:style-name="Default" table:number-columns-repeated="9"/>
          <table:table-cell/>
        </table:table-row>
        <table:table-row table:style-name="ro1">
          <table:table-cell table:number-columns-repeated="28"/>
          <table:table-cell table:formula="of:=[.AH98]&amp;[.AI98]">
            <text:p/>
          </table:table-cell>
          <table:table-cell table:style-name="Default" table:number-columns-repeated="9"/>
          <table:table-cell/>
        </table:table-row>
      </table:table>
      <table:table table:name="Inst1" table:style-name="ta1">
        <table:table-column table:style-name="co8" table:default-cell-style-name="ce8"/>
        <table:table-column table:style-name="co3" table:number-columns-repeated="9" table:default-cell-style-name="ce10"/>
        <table:table-row table:style-name="ro1">
          <table:table-cell table:style-name="ce6" office:value-type="string" calcext:value-type="string">
            <text:p>TITLE: <text:span text:style-name="T1">SUDOKU Instance 1</text:span></text:p>
          </table:table-cell>
          <table:table-cell table:style-name="ce9" table:number-columns-repeated="9"/>
        </table:table-row>
        <table:table-row table:style-name="ro2">
          <table:table-cell table:style-name="ce2"/>
          <table:table-cell table:style-name="ce9" table:number-columns-repeated="9"/>
        </table:table-row>
        <table:table-row table:style-name="ro1"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5</text:p>
          </table:table-cell>
          <table:table-cell office:value-type="string" calcext:value-type="string">
            <text:p>*8</text:p>
          </table:table-cell>
          <table:table-cell office:value-type="string" calcext:value-type="string">
            <text:p>*2</text:p>
          </table:table-cell>
          <table:table-cell office:value-type="string" calcext:value-type="string">
            <text:p>*3</text:p>
          </table:table-cell>
          <table:table-cell office:value-type="string" calcext:value-type="string">
            <text:p>*9</text:p>
          </table:table-cell>
          <table:table-cell office:value-type="string" calcext:value-type="string">
            <text:p>*7</text:p>
          </table:table-cell>
          <table:table-cell office:value-type="string" calcext:value-type="string">
            <text:p>*6</text:p>
          </table:table-cell>
          <table:table-cell office:value-type="string" calcext:value-type="string">
            <text:p>*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*3</text:p>
          </table:table-cell>
          <table:table-cell office:value-type="string" calcext:value-type="string">
            <text:p>*1</text:p>
          </table:table-cell>
          <table:table-cell office:value-type="string" calcext:value-type="string">
            <text:p>*7</text:p>
          </table:table-cell>
          <table:table-cell office:value-type="string" calcext:value-type="string">
            <text:p>*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*2</text:p>
          </table:table-cell>
          <table:table-cell office:value-type="string" calcext:value-type="string">
            <text:p>*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*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7</text:p>
          </table:table-cell>
          <table:table-cell office:value-type="string" calcext:value-type="string">
            <text:p>*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*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*5</text:p>
          </table:table-cell>
          <table:table-cell office:value-type="string" calcext:value-type="string">
            <text:p>*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4</text:p>
          </table:table-cell>
          <table:table-cell office:value-type="string" calcext:value-type="string">
            <text:p>*8</text:p>
          </table:table-cell>
          <table:table-cell office:value-type="string" calcext:value-type="string">
            <text:p>*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1</text:p>
          </table:table-cell>
          <table:table-cell office:value-type="string" calcext:value-type="string">
            <text:p>*3</text:p>
          </table:table-cell>
          <table:table-cell office:value-type="string" calcext:value-type="string">
            <text:p>*7</text:p>
          </table:table-cell>
          <table:table-cell office:value-type="string" calcext:value-type="string">
            <text:p>*2</text:p>
          </table:table-cell>
          <table:table-cell office:value-type="string" calcext:value-type="string">
            <text:p>*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*6</text:p>
          </table:table-cell>
          <table:table-cell office:value-type="string" calcext:value-type="string">
            <text:p>*2</text:p>
          </table:table-cell>
          <table:table-cell office:value-type="string" calcext:value-type="string">
            <text:p>*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3</text:p>
          </table:table-cell>
          <table:table-cell office:value-type="string" calcext:value-type="string">
            <text:p>*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*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*8</text:p>
          </table:table-cell>
          <table:table-cell office:value-type="string" calcext:value-type="string">
            <text:p>*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*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3</text:p>
          </table:table-cell>
          <table:table-cell office:value-type="string" calcext:value-type="string">
            <text:p>*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*7</text:p>
          </table:table-cell>
          <table:table-cell office:value-type="string" calcext:value-type="string">
            <text:p>*1</text:p>
          </table:table-cell>
          <table:table-cell office:value-type="string" calcext:value-type="string">
            <text:p>*2</text:p>
          </table:table-cell>
          <table:table-cell office:value-type="string" calcext:value-type="string">
            <text:p>*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*7</text:p>
          </table:table-cell>
          <table:table-cell office:value-type="string" calcext:value-type="string">
            <text:p>*8</text:p>
          </table:table-cell>
          <table:table-cell office:value-type="string" calcext:value-type="string">
            <text:p>*9</text:p>
          </table:table-cell>
          <table:table-cell office:value-type="string" calcext:value-type="string">
            <text:p>*1</text:p>
          </table:table-cell>
          <table:table-cell office:value-type="string" calcext:value-type="string">
            <text:p>*2</text:p>
          </table:table-cell>
          <table:table-cell office:value-type="string" calcext:value-type="string">
            <text:p>*6</text:p>
          </table:table-cell>
          <table:table-cell office:value-type="string" calcext:value-type="string">
            <text:p>*3</text:p>
          </table:table-cell>
          <table:table-cell office:value-type="string" calcext:value-type="string">
            <text:p>*5</text:p>
          </table:table-cell>
          <table:table-cell office:value-type="float" office:value="4" calcext:value-type="float">
            <text:p>4</text:p>
          </table:table-cell>
        </table:table-row>
        <calcext:conditional-formats>
          <calcext:conditional-format calcext:target-range-address="Inst1.B4:Inst1.J12">
            <calcext:condition calcext:apply-style-name="Good" calcext:value="contains-text(&quot;*&quot;)" calcext:base-cell-address="Inst1.B4"/>
          </calcext:conditional-format>
        </calcext:conditional-formats>
      </table:table>
      <table:table table:name="Inst2" table:style-name="ta1">
        <table:table-column table:style-name="co8" table:default-cell-style-name="ce8"/>
        <table:table-column table:style-name="co3" table:number-columns-repeated="9" table:default-cell-style-name="ce11"/>
        <table:table-row table:style-name="ro1">
          <table:table-cell table:style-name="ce6" office:value-type="string" calcext:value-type="string">
            <text:p>TITLE: <text:span text:style-name="T1">SUDOKU Instance 2</text:span></text:p>
          </table:table-cell>
          <table:table-cell table:style-name="ce9" table:number-columns-repeated="9"/>
        </table:table-row>
        <table:table-row table:style-name="ro2">
          <table:table-cell table:style-name="ce2"/>
          <table:table-cell table:style-name="ce9" table:number-columns-repeated="9"/>
        </table:table-row>
        <table:table-row table:style-name="ro1"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*4</text:p>
          </table:table-cell>
          <table:table-cell office:value-type="string" calcext:value-type="string">
            <text:p>*9</text:p>
          </table:table-cell>
          <table:table-cell office:value-type="string" calcext:value-type="string">
            <text:p>*3</text:p>
          </table:table-cell>
          <table:table-cell office:value-type="string" calcext:value-type="string">
            <text:p>*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1</text:p>
          </table:table-cell>
          <table:table-cell office:value-type="string" calcext:value-type="string">
            <text:p>*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*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*7</text:p>
          </table:table-cell>
          <table:table-cell office:value-type="string" calcext:value-type="string">
            <text:p>*1</text:p>
          </table:table-cell>
          <table:table-cell office:value-type="string" calcext:value-type="string">
            <text:p>*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*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*1</text:p>
          </table:table-cell>
          <table:table-cell office:value-type="string" calcext:value-type="string">
            <text:p>*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*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*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*8</text:p>
          </table:table-cell>
          <table:table-cell office:value-type="string" calcext:value-type="string">
            <text:p>*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9</text:p>
          </table:table-cell>
          <table:table-cell office:value-type="string" calcext:value-type="string">
            <text:p>*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*7</text:p>
          </table:table-cell>
          <table:table-cell office:value-type="string" calcext:value-type="string">
            <text:p>*2</text:p>
          </table:table-cell>
          <table:table-cell office:value-type="string" calcext:value-type="string">
            <text:p>*6</text:p>
          </table:table-cell>
          <table:table-cell office:value-type="string" calcext:value-type="string">
            <text:p>*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1</text:p>
          </table:table-cell>
          <table:table-cell office:value-type="string" calcext:value-type="string">
            <text:p>*4</text:p>
          </table:table-cell>
          <table:table-cell office:value-type="string" calcext:value-type="string">
            <text:p>*9</text:p>
          </table:table-cell>
          <table:table-cell office:value-type="string" calcext:value-type="string">
            <text:p>*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*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1</text:p>
          </table:table-cell>
          <table:table-cell office:value-type="string" calcext:value-type="string">
            <text:p>*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*3</text:p>
          </table:table-cell>
          <table:table-cell office:value-type="string" calcext:value-type="string">
            <text:p>*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*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*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4</text:p>
          </table:table-cell>
          <table:table-cell office:value-type="string" calcext:value-type="string">
            <text:p>*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*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*1</text:p>
          </table:table-cell>
          <table:table-cell office:value-type="string" calcext:value-type="string">
            <text:p>*4</text:p>
          </table:table-cell>
          <table:table-cell office:value-type="string" calcext:value-type="string">
            <text:p>*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1</text:p>
          </table:table-cell>
          <table:table-cell office:value-type="string" calcext:value-type="string">
            <text:p>*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*6</text:p>
          </table:table-cell>
          <table:table-cell office:value-type="string" calcext:value-type="string">
            <text:p>*5</text:p>
          </table:table-cell>
          <table:table-cell office:value-type="string" calcext:value-type="string">
            <text:p>*7</text:p>
          </table:table-cell>
          <table:table-cell office:value-type="string" calcext:value-type="string">
            <text:p>*9</text:p>
          </table:table-cell>
        </table:table-row>
        <calcext:conditional-formats>
          <calcext:conditional-format calcext:target-range-address="Inst2.B4:Inst2.J12">
            <calcext:condition calcext:apply-style-name="Good" calcext:value="contains-text(&quot;*&quot;)" calcext:base-cell-address="Inst2.B4"/>
          </calcext:conditional-format>
        </calcext:conditional-formats>
      </table:table>
      <table:table table:name="Inst3" table:style-name="ta1">
        <table:table-column table:style-name="co8" table:default-cell-style-name="ce8"/>
        <table:table-column table:style-name="co3" table:number-columns-repeated="9" table:default-cell-style-name="ce12"/>
        <table:table-row table:style-name="ro1">
          <table:table-cell table:style-name="ce6" office:value-type="string" calcext:value-type="string">
            <text:p>TITLE: <text:span text:style-name="T1">SUDOKU Instance 3</text:span></text:p>
          </table:table-cell>
          <table:table-cell table:style-name="ce9" table:number-columns-repeated="9"/>
        </table:table-row>
        <table:table-row table:style-name="ro2">
          <table:table-cell table:style-name="ce2"/>
          <table:table-cell table:style-name="ce9" table:number-columns-repeated="9"/>
        </table:table-row>
        <table:table-row table:style-name="ro1"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*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6</text:p>
          </table:table-cell>
          <table:table-cell office:value-type="string" calcext:value-type="string">
            <text:p>*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*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*7</text:p>
          </table:table-cell>
          <table:table-cell office:value-type="string" calcext:value-type="string">
            <text:p>*3</text:p>
          </table:table-cell>
          <table:table-cell office:value-type="string" calcext:value-type="string">
            <text:p>*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*8</text:p>
          </table:table-cell>
          <table:table-cell office:value-type="string" calcext:value-type="string">
            <text:p>*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*1</text:p>
          </table:table-cell>
          <table:table-cell office:value-type="string" calcext:value-type="string">
            <text:p>*7</text:p>
          </table:table-cell>
          <table:table-cell office:value-type="string" calcext:value-type="string">
            <text:p>*4</text:p>
          </table:table-cell>
          <table:table-cell office:value-type="string" calcext:value-type="string">
            <text:p>*6</text:p>
          </table:table-cell>
          <table:table-cell office:value-type="string" calcext:value-type="string">
            <text:p>*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*4</text:p>
          </table:table-cell>
          <table:table-cell office:value-type="string" calcext:value-type="string">
            <text:p>*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5</text:p>
          </table:table-cell>
          <table:table-cell office:value-type="string" calcext:value-type="string">
            <text:p>*9</text:p>
          </table:table-cell>
          <table:table-cell office:value-type="string" calcext:value-type="string">
            <text:p>*8</text:p>
          </table:table-cell>
          <table:table-cell office:value-type="string" calcext:value-type="string">
            <text:p>*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*2</text:p>
          </table:table-cell>
          <table:table-cell office:value-type="string" calcext:value-type="string">
            <text:p>*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*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7</text:p>
          </table:table-cell>
          <table:table-cell office:value-type="string" calcext:value-type="string">
            <text:p>*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*8</text:p>
          </table:table-cell>
          <table:table-cell office:value-type="string" calcext:value-type="string">
            <text:p>*6</text:p>
          </table:table-cell>
          <table:table-cell office:value-type="string" calcext:value-type="string">
            <text:p>*9</text:p>
          </table:table-cell>
          <table:table-cell office:value-type="string" calcext:value-type="string">
            <text:p>*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*3</text:p>
          </table:table-cell>
          <table:table-cell office:value-type="string" calcext:value-type="string">
            <text:p>*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*4</text:p>
          </table:table-cell>
          <table:table-cell office:value-type="string" calcext:value-type="string">
            <text:p>*2</text:p>
          </table:table-cell>
          <table:table-cell office:value-type="string" calcext:value-type="string">
            <text:p>*6</text:p>
          </table:table-cell>
          <table:table-cell office:value-type="string" calcext:value-type="string">
            <text:p>*7</text:p>
          </table:table-cell>
          <table:table-cell office:value-type="string" calcext:value-type="string">
            <text:p>*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3</text:p>
          </table:table-cell>
          <table:table-cell office:value-type="string" calcext:value-type="string">
            <text:p>*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*9</text:p>
          </table:table-cell>
          <table:table-cell office:value-type="string" calcext:value-type="string">
            <text:p>*3</text:p>
          </table:table-cell>
          <table:table-cell office:value-type="string" calcext:value-type="string">
            <text:p>*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*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*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8</text:p>
          </table:table-cell>
          <table:table-cell office:value-type="string" calcext:value-type="string">
            <text:p>*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4</text:p>
          </table:table-cell>
          <table:table-cell office:value-type="float" office:value="7" calcext:value-type="float">
            <text:p>7</text:p>
          </table:table-cell>
        </table:table-row>
        <calcext:conditional-formats>
          <calcext:conditional-format calcext:target-range-address="Inst3.B4:Inst3.J12">
            <calcext:condition calcext:apply-style-name="Good" calcext:value="contains-text(&quot;*&quot;)" calcext:base-cell-address="Inst3.B4"/>
          </calcext:conditional-format>
        </calcext:conditional-formats>
      </table:table>
      <table:table table:name="Together" table:style-name="ta1">
        <table:table-column table:style-name="co4" table:default-cell-style-name="ce8"/>
        <table:table-column table:style-name="co4" table:number-columns-repeated="9" table:default-cell-style-name="ce14"/>
        <table:table-column table:style-name="co10" table:default-cell-style-name="Default"/>
        <table:table-column table:style-name="co4" table:default-cell-style-name="ce8"/>
        <table:table-column table:style-name="co4" table:number-columns-repeated="9" table:default-cell-style-name="ce15"/>
        <table:table-column table:style-name="co11" table:default-cell-style-name="Default"/>
        <table:table-column table:style-name="co4" table:default-cell-style-name="ce8"/>
        <table:table-column table:style-name="co4" table:number-columns-repeated="9" table:default-cell-style-name="ce16"/>
        <table:table-row table:style-name="ro1">
          <table:table-cell table:style-name="ce6" office:value-type="string" calcext:value-type="string">
            <text:p>TITLE: <text:span text:style-name="T1">SUDOKU Instance 1</text:span></text:p>
          </table:table-cell>
          <table:table-cell table:style-name="ce9" table:number-columns-repeated="9"/>
          <table:table-cell/>
          <table:table-cell table:style-name="ce6" office:value-type="string" calcext:value-type="string">
            <text:p>TITLE: <text:span text:style-name="T1">SUDOKU Instance 2</text:span></text:p>
          </table:table-cell>
          <table:table-cell table:style-name="ce9" table:number-columns-repeated="9"/>
          <table:table-cell/>
          <table:table-cell table:style-name="ce6" office:value-type="string" calcext:value-type="string">
            <text:p>TITLE: <text:span text:style-name="T1">SUDOKU Instance 3</text:span></text:p>
          </table:table-cell>
          <table:table-cell table:style-name="ce9" table:number-columns-repeated="9"/>
        </table:table-row>
        <table:table-row table:style-name="ro1">
          <table:table-cell table:style-name="ce2"/>
          <table:table-cell table:style-name="ce9" table:number-columns-repeated="9"/>
          <table:table-cell/>
          <table:table-cell table:style-name="ce2"/>
          <table:table-cell table:style-name="ce9" table:number-columns-repeated="9"/>
          <table:table-cell/>
          <table:table-cell table:style-name="ce2"/>
          <table:table-cell table:style-name="ce9" table:number-columns-repeated="9"/>
        </table:table-row>
        <table:table-row table:style-name="ro1">
          <table:table-cell table:style-name="ce13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/>
          <table:table-cell table:style-name="ce13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/>
          <table:table-cell table:style-name="ce13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5</text:p>
          </table:table-cell>
          <table:table-cell office:value-type="string" calcext:value-type="string">
            <text:p>*8</text:p>
          </table:table-cell>
          <table:table-cell office:value-type="string" calcext:value-type="string">
            <text:p>*2</text:p>
          </table:table-cell>
          <table:table-cell office:value-type="string" calcext:value-type="string">
            <text:p>*3</text:p>
          </table:table-cell>
          <table:table-cell office:value-type="string" calcext:value-type="string">
            <text:p>*9</text:p>
          </table:table-cell>
          <table:table-cell office:value-type="string" calcext:value-type="string">
            <text:p>*7</text:p>
          </table:table-cell>
          <table:table-cell office:value-type="string" calcext:value-type="string">
            <text:p>*6</text:p>
          </table:table-cell>
          <table:table-cell office:value-type="string" calcext:value-type="string">
            <text:p>*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*4</text:p>
          </table:table-cell>
          <table:table-cell office:value-type="string" calcext:value-type="string">
            <text:p>*9</text:p>
          </table:table-cell>
          <table:table-cell office:value-type="string" calcext:value-type="string">
            <text:p>*3</text:p>
          </table:table-cell>
          <table:table-cell office:value-type="string" calcext:value-type="string">
            <text:p>*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1</text:p>
          </table:table-cell>
          <table:table-cell office:value-type="string" calcext:value-type="string">
            <text:p>*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*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6</text:p>
          </table:table-cell>
          <table:table-cell office:value-type="string" calcext:value-type="string">
            <text:p>*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*3</text:p>
          </table:table-cell>
          <table:table-cell office:value-type="string" calcext:value-type="string">
            <text:p>*1</text:p>
          </table:table-cell>
          <table:table-cell office:value-type="string" calcext:value-type="string">
            <text:p>*7</text:p>
          </table:table-cell>
          <table:table-cell office:value-type="string" calcext:value-type="string">
            <text:p>*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*2</text:p>
          </table:table-cell>
          <table:table-cell office:value-type="string" calcext:value-type="string">
            <text:p>*4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*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*7</text:p>
          </table:table-cell>
          <table:table-cell office:value-type="string" calcext:value-type="string">
            <text:p>*1</text:p>
          </table:table-cell>
          <table:table-cell office:value-type="string" calcext:value-type="string">
            <text:p>*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*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*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*7</text:p>
          </table:table-cell>
          <table:table-cell office:value-type="string" calcext:value-type="string">
            <text:p>*3</text:p>
          </table:table-cell>
          <table:table-cell office:value-type="string" calcext:value-type="string">
            <text:p>*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*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7</text:p>
          </table:table-cell>
          <table:table-cell office:value-type="string" calcext:value-type="string">
            <text:p>*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*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*1</text:p>
          </table:table-cell>
          <table:table-cell office:value-type="string" calcext:value-type="string">
            <text:p>*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*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*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4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*8</text:p>
          </table:table-cell>
          <table:table-cell office:value-type="string" calcext:value-type="string">
            <text:p>*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*1</text:p>
          </table:table-cell>
          <table:table-cell office:value-type="string" calcext:value-type="string">
            <text:p>*7</text:p>
          </table:table-cell>
          <table:table-cell office:value-type="string" calcext:value-type="string">
            <text:p>*4</text:p>
          </table:table-cell>
          <table:table-cell office:value-type="string" calcext:value-type="string">
            <text:p>*6</text:p>
          </table:table-cell>
          <table:table-cell office:value-type="string" calcext:value-type="string">
            <text:p>*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*5</text:p>
          </table:table-cell>
          <table:table-cell office:value-type="string" calcext:value-type="string">
            <text:p>*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4</text:p>
          </table:table-cell>
          <table:table-cell office:value-type="string" calcext:value-type="string">
            <text:p>*8</text:p>
          </table:table-cell>
          <table:table-cell office:value-type="string" calcext:value-type="string">
            <text:p>*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*8</text:p>
          </table:table-cell>
          <table:table-cell office:value-type="string" calcext:value-type="string">
            <text:p>*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9</text:p>
          </table:table-cell>
          <table:table-cell office:value-type="string" calcext:value-type="string">
            <text:p>*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*4</text:p>
          </table:table-cell>
          <table:table-cell office:value-type="string" calcext:value-type="string">
            <text:p>*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5</text:p>
          </table:table-cell>
          <table:table-cell office:value-type="string" calcext:value-type="string">
            <text:p>*9</text:p>
          </table:table-cell>
          <table:table-cell office:value-type="string" calcext:value-type="string">
            <text:p>*8</text:p>
          </table:table-cell>
          <table:table-cell office:value-type="string" calcext:value-type="string">
            <text:p>*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1</text:p>
          </table:table-cell>
          <table:table-cell office:value-type="string" calcext:value-type="string">
            <text:p>*3</text:p>
          </table:table-cell>
          <table:table-cell office:value-type="string" calcext:value-type="string">
            <text:p>*7</text:p>
          </table:table-cell>
          <table:table-cell office:value-type="string" calcext:value-type="string">
            <text:p>*2</text:p>
          </table:table-cell>
          <table:table-cell office:value-type="string" calcext:value-type="string">
            <text:p>*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*7</text:p>
          </table:table-cell>
          <table:table-cell office:value-type="string" calcext:value-type="string">
            <text:p>*2</text:p>
          </table:table-cell>
          <table:table-cell office:value-type="string" calcext:value-type="string">
            <text:p>*6</text:p>
          </table:table-cell>
          <table:table-cell office:value-type="string" calcext:value-type="string">
            <text:p>*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1</text:p>
          </table:table-cell>
          <table:table-cell office:value-type="string" calcext:value-type="string">
            <text:p>*4</text:p>
          </table:table-cell>
          <table:table-cell office:value-type="string" calcext:value-type="string">
            <text:p>*9</text:p>
          </table:table-cell>
          <table:table-cell office:value-type="string" calcext:value-type="string">
            <text:p>*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*2</text:p>
          </table:table-cell>
          <table:table-cell office:value-type="string" calcext:value-type="string">
            <text:p>*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*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7</text:p>
          </table:table-cell>
          <table:table-cell office:value-type="string" calcext:value-type="string">
            <text:p>*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*6</text:p>
          </table:table-cell>
          <table:table-cell office:value-type="string" calcext:value-type="string">
            <text:p>*2</text:p>
          </table:table-cell>
          <table:table-cell office:value-type="string" calcext:value-type="string">
            <text:p>*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3</text:p>
          </table:table-cell>
          <table:table-cell office:value-type="string" calcext:value-type="string">
            <text:p>*7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*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1</text:p>
          </table:table-cell>
          <table:table-cell office:value-type="string" calcext:value-type="string">
            <text:p>*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*3</text:p>
          </table:table-cell>
          <table:table-cell office:value-type="string" calcext:value-type="string">
            <text:p>*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*8</text:p>
          </table:table-cell>
          <table:table-cell office:value-type="string" calcext:value-type="string">
            <text:p>*6</text:p>
          </table:table-cell>
          <table:table-cell office:value-type="string" calcext:value-type="string">
            <text:p>*9</text:p>
          </table:table-cell>
          <table:table-cell office:value-type="string" calcext:value-type="string">
            <text:p>*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*3</text:p>
          </table:table-cell>
          <table:table-cell office:value-type="string" calcext:value-type="string">
            <text:p>*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*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*8</text:p>
          </table:table-cell>
          <table:table-cell office:value-type="string" calcext:value-type="string">
            <text:p>*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*6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*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*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4</text:p>
          </table:table-cell>
          <table:table-cell office:value-type="string" calcext:value-type="string">
            <text:p>*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*4</text:p>
          </table:table-cell>
          <table:table-cell office:value-type="string" calcext:value-type="string">
            <text:p>*2</text:p>
          </table:table-cell>
          <table:table-cell office:value-type="string" calcext:value-type="string">
            <text:p>*6</text:p>
          </table:table-cell>
          <table:table-cell office:value-type="string" calcext:value-type="string">
            <text:p>*7</text:p>
          </table:table-cell>
          <table:table-cell office:value-type="string" calcext:value-type="string">
            <text:p>*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3</text:p>
          </table:table-cell>
          <table:table-cell office:value-type="string" calcext:value-type="string">
            <text:p>*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3</text:p>
          </table:table-cell>
          <table:table-cell office:value-type="string" calcext:value-type="string">
            <text:p>*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*7</text:p>
          </table:table-cell>
          <table:table-cell office:value-type="string" calcext:value-type="string">
            <text:p>*1</text:p>
          </table:table-cell>
          <table:table-cell office:value-type="string" calcext:value-type="string">
            <text:p>*2</text:p>
          </table:table-cell>
          <table:table-cell office:value-type="string" calcext:value-type="string">
            <text:p>*8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*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*1</text:p>
          </table:table-cell>
          <table:table-cell office:value-type="string" calcext:value-type="string">
            <text:p>*4</text:p>
          </table:table-cell>
          <table:table-cell office:value-type="string" calcext:value-type="string">
            <text:p>*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*9</text:p>
          </table:table-cell>
          <table:table-cell office:value-type="string" calcext:value-type="string">
            <text:p>*3</text:p>
          </table:table-cell>
          <table:table-cell office:value-type="string" calcext:value-type="string">
            <text:p>*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*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*7</text:p>
          </table:table-cell>
          <table:table-cell office:value-type="string" calcext:value-type="string">
            <text:p>*8</text:p>
          </table:table-cell>
          <table:table-cell office:value-type="string" calcext:value-type="string">
            <text:p>*9</text:p>
          </table:table-cell>
          <table:table-cell office:value-type="string" calcext:value-type="string">
            <text:p>*1</text:p>
          </table:table-cell>
          <table:table-cell office:value-type="string" calcext:value-type="string">
            <text:p>*2</text:p>
          </table:table-cell>
          <table:table-cell office:value-type="string" calcext:value-type="string">
            <text:p>*6</text:p>
          </table:table-cell>
          <table:table-cell office:value-type="string" calcext:value-type="string">
            <text:p>*3</text:p>
          </table:table-cell>
          <table:table-cell office:value-type="string" calcext:value-type="string">
            <text:p>*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1</text:p>
          </table:table-cell>
          <table:table-cell office:value-type="string" calcext:value-type="string">
            <text:p>*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*6</text:p>
          </table:table-cell>
          <table:table-cell office:value-type="string" calcext:value-type="string">
            <text:p>*5</text:p>
          </table:table-cell>
          <table:table-cell office:value-type="string" calcext:value-type="string">
            <text:p>*7</text:p>
          </table:table-cell>
          <table:table-cell office:value-type="string" calcext:value-type="string">
            <text:p>*9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*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8</text:p>
          </table:table-cell>
          <table:table-cell office:value-type="string" calcext:value-type="string">
            <text:p>*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4</text:p>
          </table:table-cell>
          <table:table-cell office:value-type="float" office:value="7" calcext:value-type="float">
            <text:p>7</text:p>
          </table:table-cell>
        </table:table-row>
        <calcext:conditional-formats>
          <calcext:conditional-format calcext:target-range-address="Together.M4:Together.U12">
            <calcext:condition calcext:apply-style-name="Good" calcext:value="contains-text(&quot;*&quot;)" calcext:base-cell-address="Together.M4"/>
          </calcext:conditional-format>
          <calcext:conditional-format calcext:target-range-address="Together.X4:Together.AF12">
            <calcext:condition calcext:apply-style-name="Good" calcext:value="contains-text(&quot;*&quot;)" calcext:base-cell-address="Together.X4"/>
          </calcext:conditional-format>
          <calcext:conditional-format calcext:target-range-address="Together.B4:Together.J12">
            <calcext:condition calcext:apply-style-name="Good" calcext:value="contains-text(&quot;*&quot;)" calcext:base-cell-address="Together.B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Cousine, 'DejaVu Sans Mono', 'Lucida Sans Typewriter', Monaco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style:shadow="none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14.4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1T14:06:20.980293428</meta:creation-date>
    <dc:date>2018-12-11T14:40:45.790575341</dc:date>
    <meta:editing-duration>PT20M3S</meta:editing-duration>
    <meta:editing-cycles>10</meta:editing-cycles>
    <meta:generator>LibreOffice/6.0.6.2$Linux_X86_64 LibreOffice_project/00m0$Build-2</meta:generator>
    <meta:document-statistic meta:table-count="7" meta:cell-count="2939" meta:object-count="0"/>
  </office:meta>
</office:document-meta>
</file>